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6b2f"/>
    </style:style>
    <style:style style:name="P2" style:family="paragraph" style:parent-style-name="Standard">
      <style:paragraph-properties fo:text-align="center" style:justify-single-word="false"/>
      <style:text-properties fo:font-size="14pt" fo:font-weight="bold" officeooo:paragraph-rsid="001b6b2f" style:font-size-asian="14pt" style:font-weight-asian="bold" style:font-size-complex="14pt" style:font-weight-complex="bold"/>
    </style:style>
    <style:style style:name="P3" style:family="paragraph" style:parent-style-name="Standard">
      <style:paragraph-properties fo:text-align="center" style:justify-single-word="false"/>
      <style:text-properties officeooo:paragraph-rsid="001b6b2f"/>
    </style:style>
    <style:style style:name="P4" style:family="paragraph" style:parent-style-name="Standard">
      <style:paragraph-properties fo:text-align="center" style:justify-single-word="false"/>
      <style:text-properties fo:font-size="18pt" officeooo:paragraph-rsid="001b6b2f" style:font-size-asian="18pt" style:font-size-complex="18pt"/>
    </style:style>
    <style:style style:name="T1" style:family="text">
      <style:text-properties officeooo:rsid="001b6b2f"/>
    </style:style>
    <style:style style:name="T2" style:family="text">
      <style:text-properties fo:font-style="italic" officeooo:rsid="001b6b2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4"><text:span text:style-name="T1">PART ONE</text:span></text:p>
      <text:p text:style-name="P4"><text:span text:style-name="T1">BOY LOSES GIRL</text:span></text:p>
      <text:p text:style-name="P1"><text:span text:style-name="T1"/></text:p>
      <text:p text:style-name="P2"><text:span text:style-name="T1">NICK DUNNE</text:span></text:p>
      <text:p text:style-name="P3"><text:span text:style-name="T1">THE DAY OF</text:span></text:p>
      <text:p text:style-name="P1"><text:span text:style-name="T1"></text:span></text:p>
      <text:p text:style-name="P1"><text:span text:style-name="T1">When I think of my wife, I always think of her head. The shape of it, to begin with. The very ﬁrst time I saw her, it was the back of the head I saw, and there was something lovely about it, the angles of it. Like a shiny, hard corn kernel or a riverbed fossil. She had what the Victorians would call </text:span><text:span text:style-name="T2">a ﬁnely shaped head</text:span><text:span text:style-name="T1">. You could imagine the skull quite easily.</text:span></text:p>
      <text:p text:style-name="P1"><text:span text:style-name="T1">I’d know her head anywhere. </text:span></text:p>
      <text:p text:style-name="P1"><text:span text:style-name="T1">And what’s inside it. I think of that, too: her mind. Her brain, all those coils, and her thoughts shuttling through those coils like fast, frantic centipedes. Like a child, I picture opening her skull,unspooling her brain and sifting through it, trying to catch and pin down her thoughts. </text:span><text:span text:style-name="T2">What are you thinking, Amy?</text:span><text:span text:style-name="T1">The question I’ve asked most often during our marriage, if not out loud, if not to theperson who could answer. I suppose these questions stormcloud over every marriage: </text:span><text:span text:style-name="T2">What are you thinking? How are you feeling? Who are you? What have we done to each other? What will we do?</text:span></text:p>
      <text:p text:style-name="P1"><text:span text:style-name="T2"></text:span></text:p>
      <text:p text:style-name="P1"><text:span text:style-name="T1">My eyes ﬂipped open at exactly six a.m. This was no avian ﬂuttering of the lashes, no gentle blink toward consciousness. The awakening was mechanical. A spooky ventriloquist-dummy click of the lids: The world is black and then, </text:span><text:span text:style-name="T2">showtime!</text:span><text:span text:style-name="T1"> 6-0-0 the clock said – in my face, ﬁrst thing I saw. 6-0-0. It felt different. I rarely woke at such a rounded time. I was a man of jagged risings: 8:43, 11:51, 9:26. My life was alarmless.</text:span></text:p>
      <text:p text:style-name="P1"><text:span text:style-name="T1">At that exact moment, 6-0-0, the sun climbed over the skyline of oaks, revealing its full summer angry-god self. Its reﬂection ﬂared across the river toward our house, a long, blaring ﬁnger aimed at</text:span></text:p>
      <text:p text:style-name="P1"><text:span text:style-name="T1">me through our frail bedroom curtains. Accusing: </text:span><text:span text:style-name="T2">You have been seen. You will be seen.</text:span></text:p>
      <text:p text:style-name="P1"><text:span text:style-name="T1">I wallowed in bed, which was our New York bed in our new house, which we still called </text:span><text:span text:style-name="T2">the new house</text:span><text:span text:style-name="T1">, even though we’d been back here for two years. It’s a rented house right along the Mississippi River, a house that screams Suburban Nouveau Riche, the kind of place I aspired to as a kid from my split-level, shagcarpet side of town. The kind of house that is immediately familiar: a generically grand, unchallenging, new, new, new house that my wife would – and did – detest.</text:span></text:p>
      <text:p text:style-name="P1"><text:span text:style-name="T1">‘Should I remove my soul before I come inside?’ Her ﬁrst line upon arrival. It had been a compromise: Amy demanded we rent, not buy, in my little Missouri hometown, in her ﬁrm hope that we wouldn’t be stuck here long. But the only houses for rent were clustered in this failed development: a miniature ghost town of bankowned, recession-busted, price-reduced mansions, a neighborhood that closed before it ever opened. It was a compromise, but Amy didn’t see it that way, not in the least. To Amy, it was a punishing whim on my part, a nasty, selﬁsh twist of the knife. I would drag her, caveman-style, to a town she had aggressively avoided, and make her live in the kind of house she used to mock. I suppose it’s not a compromise if only one of you considers it such, but that was what our compromises tended to look like. One of us was always angry. Amy, usually.</text:span></text:p>
      <text:p text:style-name="P1"><text:span text:style-name="T1">Do not blame me for this particular grievance, Amy. The Missouri Grievance. Blame the economy, blame bad luck, blame my parents, blame your parents, blame the Internet, blame people who use the Internet. I used to be a writer. I was a writer who wrote about TV and movies and books. Back when people read things on paper, back when anyone cared about what I thought. I’d arrived in New York in the late ’90s, the last gasp of the glory days, although no one knew it then. New York was packed with writers, real writers, because there were magazines, real magazines, loads of them. This was back when the Internet was still some exotic pet kept in the corner of the publishing world – throw some kibble at it, watch it dance on its little leash, oh quite cute, it deﬁnitely won’t kill us in the night. Think about it: a time when newly graduated college kids could come to New York and </text:span><text:soft-page-break/><text:span text:style-name="T2">get paid to write</text:span><text:span text:style-name="T1">. We had no clue that we were embarking on careers that would vanish within a decade.</text:span></text:p>
      <text:p text:style-name="P1"><text:span text:style-name="T1">I had a job for eleven years and then I didn’t, it was that fast. All around the country, magazines began shuttering, succumbing to a sudden infection brought on by the busted economy. Writers (my kind of writers: aspiring novelists, ruminative thinkers, people whose brains don’t work quick enough to blog or link or tweet, basically old, stubborn blowhards) were through. We were like women’s hat makers or buggy-whip manufacturers: Our time was done. Three weeks after I got cut loose, Amy lost her job, such as it was. (Now I can feel Amy looking over my shoulder, smirking at</text:span></text:p>
      <text:p text:style-name="P1"><text:span text:style-name="T1">the time I’ve spent discussing my career, my misfortune, and dismissing her experience in one sentence. That, she would tell you, is</text:span></text:p>
      <text:p text:style-name="P1"><text:span text:style-name="T1">typical. Just like Nick, she would say. It was a refrain of hers: Just</text:span></text:p>
      <text:p text:style-name="P1"><text:span text:style-name="T1">like Nick to . .. Whatever followed, whatever wasjust like me, was</text:span></text:p>
      <text:p text:style-name="P1"><text:span text:style-name="T1">bad.) Two jobless grown-ups, we spent weeks wandering around</text:span></text:p>
      <text:p text:style-name="P1"><text:span text:style-name="T1">our Brooklyn Brownstone in socks and pajamas, ignoring the future,</text:span></text:p>
      <text:p text:style-name="P1"><text:span text:style-name="T1">strewing unopened mail across tables and sofas, eating ice cream at</text:span></text:p>
      <text:p text:style-name="P1"><text:span text:style-name="T1">ten a.m. and taking thick afternoon naps.</text:span></text:p>
      <text:p text:style-name="P1"><text:span text:style-name="T1">Then one day the phone rang. My twin sister was on the other</text:span></text:p>
      <text:p text:style-name="P1"><text:span text:style-name="T1">end. Margo had moved back home after her own layoff a year</text:span></text:p>
      <text:p text:style-name="P1"><text:span text:style-name="T1">before – the girl is one step ahead of me in everything, even</text:span></text:p>
      <text:p text:style-name="P1"><text:span text:style-name="T1">shitty luck. Margo, calling from good ole North Carthage,</text:span></text:p>
      <text:p text:style-name="P1"><text:span text:style-name="T1">Missouri, from the house where we grew up, and as I listened to</text:span></text:p>
      <text:p text:style-name="P1"><text:span text:style-name="T1">her voice, I saw her at age ten, with a dark cap of hair and</text:span></text:p>
      <text:p text:style-name="P1"><text:span text:style-name="T1">overall shorts, sitting on our grandparents’ back dock, her body</text:span></text:p>
      <text:p text:style-name="P1"><text:span text:style-name="T1">slouched over like an old pillow, her skinny legs dangling in the</text:span></text:p>
      <text:p text:style-name="P1"><text:span text:style-name="T1">water, watching the river ﬂow over ﬁsh-white feet, so intently,</text:span></text:p>
      <text:p text:style-name="P1"><text:span text:style-name="T1">utterly self-possessed even as a child.</text:span></text:p>
      <text:p text:style-name="P1"><text:span text:style-name="T1">Go’s voice was warm and crinkly even as she gave this cold news:</text:span></text:p>
      <text:p text:style-name="P1"><text:span text:style-name="T1">Our indomitable mother was dying. Our dad was nearly gone – his</text:span></text:p>
      <text:p text:style-name="P1"><text:span text:style-name="T1">(nasty) mind, his (miserable) heart, both murky as he meandered</text:span></text:p>
      <text:p text:style-name="P1"><text:span text:style-name="T1">toward the great gray beyond. But it looked like our mother would</text:span></text:p>
      <text:p text:style-name="P1"><text:span text:style-name="T1">beat him there. About six months, maybe a year, she had. I could</text:span></text:p>
      <text:p text:style-name="P1"><text:span text:style-name="T1">tell that Go had gone to meet with the doctor by herself, taken her</text:span></text:p>
      <text:p text:style-name="P1"><text:span text:style-name="T1">studious notes in her slovenly handwriting, and she was teary as</text:span></text:p>
      <text:p text:style-name="P1"><text:span text:style-name="T1">she tried to decipher what she’d written. Dates and doses.</text:span></text:p>
      <text:p text:style-name="P1"><text:span text:style-name="T1">‘Well, fuck, I have no idea what this says, is it a nine? Does that</text:span></text:p>
      <text:p text:style-name="P1"><text:span text:style-name="T1">even make sense?’ she said, and I interrupted. Here was a task, a</text:span></text:p>
      <text:p text:style-name="P1"><text:span text:style-name="T1">purpose, held out on my sister’s palm like a plum. I almost cried</text:span></text:p>
      <text:p text:style-name="P1"><text:span text:style-name="T1">with relief.</text:span></text:p>
      <text:p text:style-name="P1"><text:span text:style-name="T1">‘I’ll come back, Go. We’ll move back home. You shouldn’t have</text:span></text:p>
      <text:p text:style-name="P1"><text:span text:style-name="T1">to do this all by yourself.’</text:span></text:p>
      <text:p text:style-name="P1"><text:span text:style-name="T1">She didn’t believe me. I could hear her breathing on the other</text:span></text:p>
      <text:p text:style-name="P1"><text:span text:style-name="T1">end.</text:span></text:p>
      <text:p text:style-name="P1"><text:span text:style-name="T1">‘I’m serious, Go. Why not? There’s nothing here.’</text:span></text:p>
      <text:p text:style-name="P1"><text:span text:style-name="T1">A long exhale. ‘What about Amy?’</text:span></text:p>
      <text:p text:style-name="P1"><text:span text:style-name="T1">That is what I didn’t take long enough to consider. I simply</text:span></text:p>
      <text:p text:style-name="P1"><text:span text:style-name="T1">assumed I would bundle up my New York wife with her New York</text:span></text:p>
      <text:p text:style-name="P1"><text:span text:style-name="T1">interests, her New York pride, and remove her from her New</text:span></text:p>
      <text:p text:style-name="P1"><text:span text:style-name="T1">York parents – leave the frantic, thrilling futureland of Manhattan</text:span></text:p>
      <text:p text:style-name="P1"><text:span text:style-name="T1">5ORION GONEGI Unit $$$1 Page 6</text:span></text:p>
      <text:p text:style-name="P1"><text:span text:style-name="T1">Gone Girl—PKY—234x153mm GONEGI0101</text:span></text:p>
      <text:p text:style-name="P1"><text:span text:style-name="T1">Input Data Services Ltd 02-07-2012 09:21:58</text:span></text:p>
      <text:p text:style-name="P1"><text:span text:style-name="T1">behind – and transplant her to a little town on the river in Missouri,</text:span></text:p>
      <text:p text:style-name="P1"><text:soft-page-break/><text:span text:style-name="T1">and all would be ﬁne.</text:span></text:p>
      <text:p text:style-name="P1"><text:span text:style-name="T1">I did not yet understand how foolish, how optimistic, how, yes,</text:span></text:p>
      <text:p text:style-name="P1"><text:span text:style-name="T1">just like Nick I was for thinking this. The misery it would lead to.</text:span></text:p>
      <text:p text:style-name="P1"><text:span text:style-name="T1">‘Amy will be ﬁne. Amy . . .’ Here was where I should have said,</text:span></text:p>
      <text:p text:style-name="P1"><text:span text:style-name="T1">‘Amy lovesMom.’But I couldn’t tell Go that Amy loved our mother,</text:span></text:p>
      <text:p text:style-name="P1"><text:span text:style-name="T1">because after all that time, Amy still barely knew our mother. Their</text:span></text:p>
      <text:p text:style-name="P1"><text:span text:style-name="T1">few meetings had left them both bafﬂed. Amy would dissect the</text:span></text:p>
      <text:p text:style-name="P1"><text:span text:style-name="T1">conversations for days after – ‘And what did she mean by . . . ,’ as</text:span></text:p>
      <text:p text:style-name="P1"><text:span text:style-name="T1">if my mother were some ancient peasant tribeswoman arriving from</text:span></text:p>
      <text:p text:style-name="P1"><text:span text:style-name="T1">the tundra with an armful of raw yak meat and some buttons for</text:span></text:p>
      <text:p text:style-name="P1"><text:span text:style-name="T1">bartering, trying to get something from Amy that wasn’t on offer.</text:span></text:p>
      <text:p text:style-name="P1"><text:span text:style-name="T1">Amy didn’t care to know my family, didn’t want to know my</text:span></text:p>
      <text:p text:style-name="P1"><text:span text:style-name="T1">birthplace, and yet for some reason, I thought moving home would</text:span></text:p>
      <text:p text:style-name="P1"><text:span text:style-name="T1">be a good idea.</text:span></text:p>
      <text:p text:style-name="P1"><text:span text:style-name="T1">My morning breath warmed the pillow, and I changed the subject</text:span></text:p>
      <text:p text:style-name="P1"><text:span text:style-name="T1">in my mind. Today was not a day for second-guessing or regret, it</text:span></text:p>
      <text:p text:style-name="P1"><text:span text:style-name="T1">was a day for doing. Downstairs, I could hear the return of a longlost sound: Amy making breakfast. Banging wooden cupboards</text:span></text:p>
      <text:p text:style-name="P1"><text:span text:style-name="T1">(rump-thump!), rattling containers of tin and glass (ding-ring!),</text:span></text:p>
      <text:p text:style-name="P1"><text:span text:style-name="T1">shufﬂing and sorting a collection of metal pots and iron pans (ruzzshuzz!). A culinary orchestra tuning up, clattering vigorously toward</text:span></text:p>
      <text:p text:style-name="P1"><text:span text:style-name="T1">the ﬁnale, a cake pan drumrolling along the ﬂoor, hitting the wall</text:span></text:p>
      <text:p text:style-name="P1"><text:span text:style-name="T1">with a cymballic crash. Something impressive was being created,</text:span></text:p>
      <text:p text:style-name="P1"><text:span text:style-name="T1">probably a crepe, because crepes are special, and today Amy would</text:span></text:p>
      <text:p text:style-name="P1"><text:span text:style-name="T1">want to cook something special.</text:span></text:p>
      <text:p text:style-name="P1"><text:span text:style-name="T1">It was our ﬁve-year anniversary.</text:span></text:p>
      <text:p text:style-name="P1"><text:span text:style-name="T1">I walked barefoot to the edge of the steps and stood listening,</text:span></text:p>
      <text:p text:style-name="P1"><text:span text:style-name="T1">working my toes into the plush wall-to-wall carpet Amy detested</text:span></text:p>
      <text:p text:style-name="P1"><text:span text:style-name="T1">on principle, as I tried to decide whether I was ready to join my</text:span></text:p>
      <text:p text:style-name="P1"><text:span text:style-name="T1">wife. Amy was in the kitchen, oblivious to my hesitation. She was</text:span></text:p>
      <text:p text:style-name="P1"><text:span text:style-name="T1">humming something melancholy and familiar. I strained to make it</text:span></text:p>
      <text:p text:style-name="P1"><text:span text:style-name="T1">out – a folk song? a lullabye? – and then realised it was the theme</text:span></text:p>
      <text:p text:style-name="P1"><text:span text:style-name="T1">to M.A.S.H. Suicide is painless. I went downstairs.</text:span></text:p>
      <text:p text:style-name="P1"><text:span text:style-name="T1">I hovered in the doorway, watching my wife. Her yellow-butter</text:span></text:p>
      <text:p text:style-name="P1"><text:span text:style-name="T1">hair was pulled up, the hank of ponytail swinging cheerful as a</text:span></text:p>
      <text:p text:style-name="P1"><text:span text:style-name="T1">jumprope, and she was sucking distractedly on a burnt ﬁngertip,</text:span></text:p>
      <text:p text:style-name="P1"><text:span text:style-name="T1">humming around it. She hummed to herself because she was an</text:span></text:p>
      <text:p text:style-name="P1"><text:span text:style-name="T1">unrivaled botcher of lyrics. When we were ﬁrst dating, a Genesis</text:span></text:p>
      <text:p text:style-name="P1"><text:span text:style-name="T1">song came on the radio: ‘She seems to have an invisible touch, yeah.’</text:span></text:p>
      <text:p text:style-name="P1"><text:span text:style-name="T1">And Amy crooned instead, ‘She takes my hat and puts it on the top</text:span></text:p>
      <text:p text:style-name="P1"><text:span text:style-name="T1">6ORION GONEGI Unit $$$1 Page 7</text:span></text:p>
      <text:p text:style-name="P1"><text:span text:style-name="T1">Gone Girl—PKY—234x153mm GONEGI0101</text:span></text:p>
      <text:p text:style-name="P1"><text:span text:style-name="T1">Input Data Services Ltd 02-07-2012 09:21:58</text:span></text:p>
      <text:p text:style-name="P1"><text:span text:style-name="T1">shelf.’ When I asked her why she’d ever think her lyrics were</text:span></text:p>
      <text:p text:style-name="P1"><text:span text:style-name="T1">remotely, possibly, vaguely right, she told me she always thought</text:span></text:p>
      <text:p text:style-name="P1"><text:span text:style-name="T1">the woman in the song truly loved the man because she put his hat</text:span></text:p>
      <text:p text:style-name="P1"><text:span text:style-name="T1">on the top shelf. I knew I liked her then, really liked her, this girl</text:span></text:p>
      <text:p text:style-name="P1"><text:span text:style-name="T1">with an explanation for everything.</text:span></text:p>
      <text:p text:style-name="P1"><text:span text:style-name="T1">There’s something disturbing about recalling a warm memory</text:span></text:p>
      <text:p text:style-name="P1"><text:span text:style-name="T1">and feeling utterly cold.</text:span></text:p>
      <text:p text:style-name="P1"><text:span text:style-name="T1">Amy peered at the crepe sizzling in the pan and licked something</text:span></text:p>
      <text:p text:style-name="P1"><text:span text:style-name="T1">off her wrist. She looked triumphant, wifely. If I took her in my</text:span></text:p>
      <text:p text:style-name="P1"><text:soft-page-break/><text:span text:style-name="T1">arms, she would smell like berries and powdered sugar.</text:span></text:p>
      <text:p text:style-name="P1"><text:span text:style-name="T1">When she spied me lurking there in grubby boxers, my hair in</text:span></text:p>
      <text:p text:style-name="P1"><text:span text:style-name="T1">full Heat Miser spike, she leaned against the kitchen counter and</text:span></text:p>
      <text:p text:style-name="P1"><text:span text:style-name="T1">said, ‘Well, hello, handsome.’</text:span></text:p>
      <text:p text:style-name="P1"><text:span text:style-name="T1">Bile and dread inched up my throat. I thought to myself: Okay,</text:span></text:p>
      <text:p text:style-name="P1"><text:span text:style-name="T1">go.</text:span></text:p>
      <text:p text:style-name="P1"><text:span text:style-name="T1">I was very late getting to work. My sister and I had done a foolish</text:span></text:p>
      <text:p text:style-name="P1"><text:span text:style-name="T1">thing when we both moved back home. We had done what we</text:span></text:p>
      <text:p text:style-name="P1"><text:span text:style-name="T1">always talked about doing. We opened a bar. We borrowed money</text:span></text:p>
      <text:p text:style-name="P1"><text:span text:style-name="T1">from Amy to do this, eighty thousand dollars, which was once</text:span></text:p>
      <text:p text:style-name="P1"><text:span text:style-name="T1">nothing to Amy but by then was almost everything. I swore I would</text:span></text:p>
      <text:p text:style-name="P1"><text:span text:style-name="T1">pay her back, with interest. I would not be a man who borrowed</text:span></text:p>
      <text:p text:style-name="P1"><text:span text:style-name="T1">from his wife – I could feel my dad twisting his lips at the very idea.</text:span></text:p>
      <text:p text:style-name="P1"><text:span text:style-name="T1">Well, there are all kinds of men, his most damning phrase, the</text:span></text:p>
      <text:p text:style-name="P1"><text:span text:style-name="T1">second half left unsaid, and you are the wrong kind.</text:span></text:p>
      <text:p text:style-name="P1"><text:span text:style-name="T1">But truly, it was a practical decision, a smart business move. Amy</text:span></text:p>
      <text:p text:style-name="P1"><text:span text:style-name="T1">and I both needed new careers; this would be mine. She would pick</text:span></text:p>
      <text:p text:style-name="P1"><text:span text:style-name="T1">one someday, or not, but in the meantime, here was an income,</text:span></text:p>
      <text:p text:style-name="P1"><text:span text:style-name="T1">made possible by the last of Amy’s trust fund. Like the McMansion</text:span></text:p>
      <text:p text:style-name="P1"><text:span text:style-name="T1">I rented, the bar featured symbolically in my childhood memories –</text:span></text:p>
      <text:p text:style-name="P1"><text:span text:style-name="T1">a place where only grown-ups go, and do whatever grown-ups do.</text:span></text:p>
      <text:p text:style-name="P1"><text:span text:style-name="T1">Maybe that’s why I was so insistent on buying it after being stripped</text:span></text:p>
      <text:p text:style-name="P1"><text:span text:style-name="T1">of my livelihood. It’s a reminder that I am, after all, an adult, a</text:span></text:p>
      <text:p text:style-name="P1"><text:span text:style-name="T1">grown man, a useful human being, even though I lost the career</text:span></text:p>
      <text:p text:style-name="P1"><text:span text:style-name="T1">that made me all these things. I won’t make that mistake again: The</text:span></text:p>
      <text:p text:style-name="P1"><text:span text:style-name="T1">once plentiful herds of magazine writers would continue to be</text:span></text:p>
      <text:p text:style-name="P1"><text:span text:style-name="T1">culled – by the Internet, by the recession, by the American public,</text:span></text:p>
      <text:p text:style-name="P1"><text:span text:style-name="T1">who would rather watch TV or play video games or electronically</text:span></text:p>
      <text:p text:style-name="P1"><text:span text:style-name="T1">inform friends that, like,rain sucks!But there’s no app for a bourbon</text:span></text:p>
      <text:p text:style-name="P1"><text:span text:style-name="T1">buzz on a warm day in a cool, dark bar. The world will always</text:span></text:p>
      <text:p text:style-name="P1"><text:span text:style-name="T1">want a drink.</text:span></text:p>
      <text:p text:style-name="P1"><text:span text:style-name="T1">Our bar is a corner bar with a haphazard, patchwork aesthetic.</text:span></text:p>
      <text:p text:style-name="P1"><text:span text:style-name="T1">7ORION GONEGI Unit $$$1 Page 8</text:span></text:p>
      <text:p text:style-name="P1"><text:span text:style-name="T1">Gone Girl—PKY—234x153mm GONEGI0101</text:span></text:p>
      <text:p text:style-name="P1"><text:span text:style-name="T1">Input Data Services Ltd 02-07-2012 09:21:58</text:span></text:p>
      <text:p text:style-name="P1"><text:span text:style-name="T1">Its best feature is a massive Victorian back bar, dragon heads and</text:span></text:p>
      <text:p text:style-name="P1"><text:span text:style-name="T1">angel faces emerging from the oak – an extravagant work of wood</text:span></text:p>
      <text:p text:style-name="P1"><text:span text:style-name="T1">in these shitty plastic days. The remainder of the bar is, in fact,</text:span></text:p>
      <text:p text:style-name="P1"><text:span text:style-name="T1">shitty, a showcase of the shabbiest design offerings of every decade:</text:span></text:p>
      <text:p text:style-name="P1"><text:span text:style-name="T1">an Eisenhower-era linoleum ﬂoor, the edges turned up like burnt</text:span></text:p>
      <text:p text:style-name="P1"><text:span text:style-name="T1">toast; dubious wood-paneled walls straight from a ’70s home-porn</text:span></text:p>
      <text:p text:style-name="P1"><text:span text:style-name="T1">video; halogen ﬂoor lamps, an accidental tribute to my 1990s dorm</text:span></text:p>
      <text:p text:style-name="P1"><text:span text:style-name="T1">room. The ultimate effect is strangely homey – it looks less like a</text:span></text:p>
      <text:p text:style-name="P1"><text:span text:style-name="T1">bar than someone’s benignly neglected ﬁxer-upper. And jovial: We</text:span></text:p>
      <text:p text:style-name="P1"><text:span text:style-name="T1">share a parking lot with the local bowling alley, and when our door</text:span></text:p>
      <text:p text:style-name="P1"><text:span text:style-name="T1">swings wide, the clatter of strikes applauds the customer’s entrance.</text:span></text:p>
      <text:p text:style-name="P1"><text:span text:style-name="T1">We named the bar The Bar. ‘People will think we’re ironic instead</text:span></text:p>
      <text:p text:style-name="P1"><text:span text:style-name="T1">of creatively bankrupt,’ my sister reasoned.</text:span></text:p>
      <text:p text:style-name="P1"><text:span text:style-name="T1">Yes, we thought we were being clever New Yorkers – that the</text:span></text:p>
      <text:p text:style-name="P1"><text:span text:style-name="T1">name was a joke no one else would really get, not get like we did.</text:span></text:p>
      <text:p text:style-name="P1"><text:span text:style-name="T1">Not meta-get. We pictured the locals scrunching their noses: Why’d</text:span></text:p>
      <text:p text:style-name="P1"><text:span text:style-name="T1">you name it The Bar? But our ﬁrst customer, a gray-haired woman</text:span></text:p>
      <text:p text:style-name="P1"><text:soft-page-break/><text:span text:style-name="T1">in bifocals and a pink jogging suit, said, ‘I like the name. Like in</text:span></text:p>
      <text:p text:style-name="P1"><text:span text:style-name="T1">Breakfast at Tiffany’s and Audrey Hepburn’s cat was named Cat.’</text:span></text:p>
      <text:p text:style-name="P1"><text:span text:style-name="T1">We felt much less superior after that, which was a good thing.</text:span></text:p>
      <text:p text:style-name="P1"><text:span text:style-name="T1">I pulled in to the parking lot. I waited until a strike erupted from</text:span></text:p>
      <text:p text:style-name="P1"><text:span text:style-name="T1">the bowling alley – thank you, thank you, friends – then stepped</text:span></text:p>
      <text:p text:style-name="P1"><text:span text:style-name="T1">out of the car. I admired the surroundings, still not bored with the</text:span></text:p>
      <text:p text:style-name="P1"><text:span text:style-name="T1">broken-in view: the squatty blond-brick post ofﬁce across the street</text:span></text:p>
      <text:p text:style-name="P1"><text:span text:style-name="T1">(now closed on Saturdays), the unassuming beige ofﬁce building just</text:span></text:p>
      <text:p text:style-name="P1"><text:span text:style-name="T1">down the way (now closed, period). The town wasn’t prosperous by</text:span></text:p>
      <text:p text:style-name="P1"><text:span text:style-name="T1">a long shot. Hell, it wasn’t even original, being one of two Carthage,</text:span></text:p>
      <text:p text:style-name="P1"><text:span text:style-name="T1">Missouris – ours is technically North Carthage, which makes it</text:span></text:p>
      <text:p text:style-name="P1"><text:span text:style-name="T1">sound like a twin city, although it’s hundreds of miles from the other</text:span></text:p>
      <text:p text:style-name="P1"><text:span text:style-name="T1">and the lesser of the two: a quaint little 1950s town that bloated</text:span></text:p>
      <text:p text:style-name="P1"><text:span text:style-name="T1">itself into a basic midsize suburb and dubbed it progress. Still, it</text:span></text:p>
      <text:p text:style-name="P1"><text:span text:style-name="T1">was where my mom grew up and where she raised me and Go, so</text:span></text:p>
      <text:p text:style-name="P1"><text:span text:style-name="T1">it had some history. Mine, at least.</text:span></text:p>
      <text:p text:style-name="P1"><text:span text:style-name="T1">As I walked toward the bar across the concrete-and-weed parking</text:span></text:p>
      <text:p text:style-name="P1"><text:span text:style-name="T1">lot, I looked straight down the road and saw the river. That’s what</text:span></text:p>
      <text:p text:style-name="P1"><text:span text:style-name="T1">I’ve always loved about our town: We aren’t built on some safe</text:span></text:p>
      <text:p text:style-name="P1"><text:span text:style-name="T1">bluff overlooking the Mississippi –we areonthe Mississippi. I could</text:span></text:p>
      <text:p text:style-name="P1"><text:span text:style-name="T1">walk down the road and step right into the sucker, an easy threefoot drop, and be on my way to Tennessee. Every building downtown bears hand-drawn lines from where the river hit during the</text:span></text:p>
      <text:p text:style-name="P1"><text:span text:style-name="T1">Flood of ’61,’75, ’84, ’93, ’07, ’08, ’11. And so on.</text:span></text:p>
      <text:p text:style-name="P1"><text:span text:style-name="T1">The river wasn’t swollen now, but it was running urgently, in</text:span></text:p>
      <text:p text:style-name="P1"><text:span text:style-name="T1">8ORION GONEGI Unit $$$1 Page 9</text:span></text:p>
      <text:p text:style-name="P1"><text:span text:style-name="T1">Gone Girl—PKY—234x153mm GONEGI0101</text:span></text:p>
      <text:p text:style-name="P1"><text:span text:style-name="T1">Input Data Services Ltd 02-07-2012 09:21:58</text:span></text:p>
      <text:p text:style-name="P1"><text:span text:style-name="T1">strong ropy currents. Moving apace with the river was a long single-</text:span></text:p>
      <text:p text:style-name="P1"><text:span text:style-name="T1">ﬁle line of men, eyes aimed at their feet, shoulders tense, walking</text:span></text:p>
      <text:p text:style-name="P1"><text:span text:style-name="T1">steadfastly nowhere. As I watched them, one suddenly looked up at</text:span></text:p>
      <text:p text:style-name="P1"><text:span text:style-name="T1">me, his face in shadow, an oval blackness. I turned away.</text:span></text:p>
      <text:p text:style-name="P1"><text:span text:style-name="T1">I felt an immediate, intense need to get inside. By the time I’d</text:span></text:p>
      <text:p text:style-name="P1"><text:span text:style-name="T1">gone twenty feet, my neck bubbled with sweat. The sun was still an</text:span></text:p>
      <text:p text:style-name="P1"><text:span text:style-name="T1">angry eye in the sky. You have been seen.</text:span></text:p>
      <text:p text:style-name="P1"><text:span text:style-name="T1">My gut twisted, and I moved quicker. I needed a drink.</text:span></text:p>
      <text:p text:style-name="P1"><text:span text:style-name="T1">9ORION GONEGI Unit $$$1 Page 10</text:span></text:p>
      <text:p text:style-name="P1"><text:span text:style-name="T1">Gone Girl—PKY—234x153mm GONEGI0101</text:span></text:p>
      <text:p text:style-name="P1"><text:span text:style-name="T1">Input Data Services Ltd 02-07-2012 09:21:58</text:span></text:p>
      <text:p text:style-name="P1"><text:span text:style-name="T1">AMY ELLIOTT</text:span></text:p>
      <text:p text:style-name="P1"><text:span text:style-name="T1">JANUARY 5, 2005</text:span></text:p>
      <text:p text:style-name="P1"><text:span text:style-name="T1">– Diary entry –</text:span></text:p>
      <text:p text:style-name="P1"><text:span text:style-name="T1">Tra and la! I am smiling a big adopted-orphan smile as I write this.</text:span></text:p>
      <text:p text:style-name="P1"><text:span text:style-name="T1">I am embarrassed at how happy I am, like some Technicolor comic</text:span></text:p>
      <text:p text:style-name="P1"><text:span text:style-name="T1">of a teenage girl talking on the phone with my hair in a ponytail,</text:span></text:p>
      <text:p text:style-name="P1"><text:span text:style-name="T1">the bubble above my head saying:I met a boy!</text:span></text:p>
      <text:p text:style-name="P1"><text:span text:style-name="T1">But I did. This is a technical, empirical truth. I met a boy, a great,</text:span></text:p>
      <text:p text:style-name="P1"><text:span text:style-name="T1">gorgeous dude, a funny, cool-ass guy. Let me set the scene, because</text:span></text:p>
      <text:p text:style-name="P1"><text:span text:style-name="T1">it deserves setting for posterity (no, please, I’m not that far gone,</text:span></text:p>
      <text:p text:style-name="P1"><text:span text:style-name="T1">posterity! feh). But still. It’s not New Year’s, but still very much the</text:span></text:p>
      <text:p text:style-name="P1"><text:span text:style-name="T1">new year. It’s winter: early dark, freezing cold.</text:span></text:p>
      <text:p text:style-name="P1"><text:span text:style-name="T1">Carmen, a newish friend – semi-friend, barely friend, the kind of</text:span></text:p>
      <text:p text:style-name="P1"><text:span text:style-name="T1">friend you can’t cancel on – has talked me into going out to Brooklyn, to one of her writers’ parties. </text:span><text:soft-page-break/><text:span text:style-name="T1">Now, I like a writer party, I like</text:span></text:p>
      <text:p text:style-name="P1"><text:span text:style-name="T1">writers, I am the child of writers, I am a writer. I still love scribbling</text:span></text:p>
      <text:p text:style-name="P1"><text:span text:style-name="T1">that word – WRITER – any time a form, questionnaire, document</text:span></text:p>
      <text:p text:style-name="P1"><text:span text:style-name="T1">asks for my occupation. Fine, I write personality quizzes, I don’t</text:span></text:p>
      <text:p text:style-name="P1"><text:span text:style-name="T1">write about the Great Issues of the Day, but I think it’s fair to say</text:span></text:p>
      <text:p text:style-name="P1"><text:span text:style-name="T1">I am a writer. I’m using this journal to get better: to hone my skills,</text:span></text:p>
      <text:p text:style-name="P1"><text:span text:style-name="T1">to collect details and observations. To show don’t tell and all that</text:span></text:p>
      <text:p text:style-name="P1"><text:span text:style-name="T1">other writery crap. (Adopted-orphan smile, I mean, that’s not bad,</text:span></text:p>
      <text:p text:style-name="P1"><text:span text:style-name="T1">come on.) But really, I do think my quizzes alone qualify me on at</text:span></text:p>
      <text:p text:style-name="P1"><text:span text:style-name="T1">least an honorary basis. Right?</text:span></text:p>
      <text:p text:style-name="P1"><text:span text:style-name="T1">At a party youﬁnd yourself surrounded by genuine talented writers,</text:span></text:p>
      <text:p text:style-name="P1"><text:span text:style-name="T1">employed at high-proﬁle, respected newspapers and magazines.</text:span></text:p>
      <text:p text:style-name="P1"><text:span text:style-name="T1">You merely write quizzes for women’s rags. When someone asks</text:span></text:p>
      <text:p text:style-name="P1"><text:span text:style-name="T1">what you do for a living, you:</text:span></text:p>
      <text:p text:style-name="P1"><text:span text:style-name="T1">a) Get embarrassed and say, ‘I’m just a quiz writer, it’s silly stuff!’</text:span></text:p>
      <text:p text:style-name="P1"><text:span text:style-name="T1">b) Go on the offense: ‘I’m a writer now, but I’m considering something</text:span></text:p>
      <text:p text:style-name="P1"><text:span text:style-name="T1">more challenging and worthwhile – why, what do you do?’</text:span></text:p>
      <text:p text:style-name="P1"><text:span text:style-name="T1">10ORION GONEGI Unit $$$1 Page 11</text:span></text:p>
      <text:p text:style-name="P1"><text:span text:style-name="T1">Gone Girl—PKY—234x153mm GONEGI0101</text:span></text:p>
      <text:p text:style-name="P1"><text:span text:style-name="T1">Input Data Services Ltd 02-07-2012 09:21:58</text:span></text:p>
      <text:p text:style-name="P1"><text:span text:style-name="T1">c) Take pride in your accomplishments: ‘I write personality quizzes</text:span></text:p>
      <text:p text:style-name="P1"><text:span text:style-name="T1">using the knowledge gleaned from my master’s degree in</text:span></text:p>
      <text:p text:style-name="P1"><text:span text:style-name="T1">psychology – oh, and fun fact: I am the inspiration for a beloved</text:span></text:p>
      <text:p text:style-name="P1"><text:span text:style-name="T1">children’s-book series, I’m sure you know it, Amazing Amy? Yeah,</text:span></text:p>
      <text:p text:style-name="P1"><text:span text:style-name="T1">so suck it, snobdouche!</text:span></text:p>
      <text:p text:style-name="P1"><text:span text:style-name="T1">Answer: C, totally C</text:span></text:p>
      <text:p text:style-name="P1"><text:span text:style-name="T1">Anyway, the party is being thrown by one of Carmen’s good</text:span></text:p>
      <text:p text:style-name="P1"><text:span text:style-name="T1">friends who writes about movies for a movie magazine, and is very</text:span></text:p>
      <text:p text:style-name="P1"><text:span text:style-name="T1">funny, according to Carmen. I worry for a second that she wants to</text:span></text:p>
      <text:p text:style-name="P1"><text:span text:style-name="T1">set us up: I am not interested in being set up. I need to be ambushed,</text:span></text:p>
      <text:p text:style-name="P1"><text:span text:style-name="T1">caught unawares, like some sort of feral love-jackal. I’m too selfconscious otherwise. I feel myself trying to be charming, and then</text:span></text:p>
      <text:p text:style-name="P1"><text:span text:style-name="T1">I realise I’m obviously trying to be charming, and then I try to be</text:span></text:p>
      <text:p text:style-name="P1"><text:span text:style-name="T1">even more charming to make up for the fake charm, and then I’ve</text:span></text:p>
      <text:p text:style-name="P1"><text:span text:style-name="T1">basically turned into Liza Minnelli: I’m dancing in tights and</text:span></text:p>
      <text:p text:style-name="P1"><text:span text:style-name="T1">sequins, begging you to love me. There’s a cane and tapdancing and</text:span></text:p>
      <text:p text:style-name="P1"><text:span text:style-name="T1">lots of teeth.</text:span></text:p>
      <text:p text:style-name="P1"><text:span text:style-name="T1">But no, I realise, as Carmen gushes on about her friend: She likes</text:span></text:p>
      <text:p text:style-name="P1"><text:span text:style-name="T1">him. Good.</text:span></text:p>
      <text:p text:style-name="P1"><text:span text:style-name="T1">We climb three ﬂights of warped stairs and walk into a whoosh</text:span></text:p>
      <text:p text:style-name="P1"><text:span text:style-name="T1">of body heat and writerness: many black-framed glasses and mops</text:span></text:p>
      <text:p text:style-name="P1"><text:span text:style-name="T1">of hair; faux western shirts and heathery turtlenecks; black wool</text:span></text:p>
      <text:p text:style-name="P1"><text:span text:style-name="T1">pea-coats ﬂopped all across the couch, puddling to the ﬂoor; a</text:span></text:p>
      <text:p text:style-name="P1"><text:span text:style-name="T1">German poster for The Getaway (Ihre Chance war gleich Null!)</text:span></text:p>
      <text:p text:style-name="P1"><text:span text:style-name="T1">covering one paint-cracked wall. Franz Ferdinand on the stereo:</text:span></text:p>
      <text:p text:style-name="P1"><text:span text:style-name="T1">‘Take Me Out.’</text:span></text:p>
      <text:p text:style-name="P1"><text:span text:style-name="T1">A clump of guys hovers near a card table where all the alcohol is</text:span></text:p>
      <text:p text:style-name="P1"><text:span text:style-name="T1">set up, tipping more booze into their cups after every few sips, all</text:span></text:p>
      <text:p text:style-name="P1"><text:span text:style-name="T1">too aware of how little is left to go around. I nudge in, aiming my</text:span></text:p>
      <text:p text:style-name="P1"><text:span text:style-name="T1">plastic cup in the center like a busker, get a clatter of ice cubes and</text:span></text:p>
      <text:p text:style-name="P1"><text:span text:style-name="T1">a splash of vodka from a sweet-faced guy wearing a Space Invaders</text:span></text:p>
      <text:p text:style-name="P1"><text:span text:style-name="T1">T-shirt.</text:span></text:p>
      <text:p text:style-name="P1"><text:soft-page-break/><text:span text:style-name="T1">A lethal-looking bottle of green-apple liqueur, the host’s ironic</text:span></text:p>
      <text:p text:style-name="P1"><text:span text:style-name="T1">purchase, will soon be our fate unless someone makes a booze run,</text:span></text:p>
      <text:p text:style-name="P1"><text:span text:style-name="T1">and that seems unlikely, as everyone clearly believes they made the</text:span></text:p>
      <text:p text:style-name="P1"><text:span text:style-name="T1">run last time. It is a January party, deﬁnitely, everyone still glutted</text:span></text:p>
      <text:p text:style-name="P1"><text:span text:style-name="T1">and sugar-pissed from the holidays, lazy and irritated simultaneously. A party where people drink too much and pick cleverly</text:span></text:p>
      <text:p text:style-name="P1"><text:span text:style-name="T1">worded ﬁghts, blowing cigarette smoke out an open window even</text:span></text:p>
      <text:p text:style-name="P1"><text:span text:style-name="T1">after the host asks them to go outside. We’ve already talked to one</text:span></text:p>
      <text:p text:style-name="P1"><text:span text:style-name="T1">11ORION GONEGI Unit $$$1 Page 12</text:span></text:p>
      <text:p text:style-name="P1"><text:span text:style-name="T1">Gone Girl—PKY—234x153mm GONEGI0101</text:span></text:p>
      <text:p text:style-name="P1"><text:span text:style-name="T1">Input Data Services Ltd 02-07-2012 09:21:58</text:span></text:p>
      <text:p text:style-name="P1"><text:span text:style-name="T1">another at a thousand holiday parties, we have nothing left to say,</text:span></text:p>
      <text:p text:style-name="P1"><text:span text:style-name="T1">we are collectively bored, but we don’t want to go back into the</text:span></text:p>
      <text:p text:style-name="P1"><text:span text:style-name="T1">January cold; our bones still ache from the subway steps.</text:span></text:p>
      <text:p text:style-name="P1"><text:span text:style-name="T1">I have lost Carmen to her host-beau – they are having an intense</text:span></text:p>
      <text:p text:style-name="P1"><text:span text:style-name="T1">discussion in a corner of the kitchen, the two of them hunching</text:span></text:p>
      <text:p text:style-name="P1"><text:span text:style-name="T1">their shoulders, their faces toward each other, the shape of a heart.</text:span></text:p>
      <text:p text:style-name="P1"><text:span text:style-name="T1">Good. I think about eating to give myself something to do besides</text:span></text:p>
      <text:p text:style-name="P1"><text:span text:style-name="T1">standing in the center of the room, smiling like the new kid in the</text:span></text:p>
      <text:p text:style-name="P1"><text:span text:style-name="T1">lunchroom. But almost everything is gone. Some potato-chip shards</text:span></text:p>
      <text:p text:style-name="P1"><text:span text:style-name="T1">sit in the bottom of a giant Tupperware bowl. A supermarket deli</text:span></text:p>
      <text:p text:style-name="P1"><text:span text:style-name="T1">tray full of hoary carrots and gnarled celery and a semeny dip sits</text:span></text:p>
      <text:p text:style-name="P1"><text:span text:style-name="T1">untouched on a coffee table, cigarettes littered throughout like</text:span></text:p>
      <text:p text:style-name="P1"><text:span text:style-name="T1">bonus vegetable sticks. I am doing my thing, my impulse thing:</text:span></text:p>
      <text:p text:style-name="P1"><text:span text:style-name="T1">What if I leap from the theater balcony right now? What if I tongue</text:span></text:p>
      <text:p text:style-name="P1"><text:span text:style-name="T1">the homeless man across from me on the subway? What if I sit</text:span></text:p>
      <text:p text:style-name="P1"><text:span text:style-name="T1">down on the ﬂoor of this party by myself and eat everything on that</text:span></text:p>
      <text:p text:style-name="P1"><text:span text:style-name="T1">deli tray, including the cigarettes?</text:span></text:p>
      <text:p text:style-name="P1"><text:span text:style-name="T1">‘Please don’t eat anything in that area,’ he says. It is him (bum</text:span></text:p>
      <text:p text:style-name="P1"><text:span text:style-name="T1">bum BUMMM!), but I don’t yet know it’shim(bum-bum-bummm).</text:span></text:p>
      <text:p text:style-name="P1"><text:span text:style-name="T1">I know it’s a guy who will talk to me, he wears his cockiness like</text:span></text:p>
      <text:p text:style-name="P1"><text:span text:style-name="T1">an ironic T-shirt, but it ﬁts him better. He is the kind of guy who</text:span></text:p>
      <text:p text:style-name="P1"><text:span text:style-name="T1">carries himself like he gets laid a lot, a guy who likes women, a guy</text:span></text:p>
      <text:p text:style-name="P1"><text:span text:style-name="T1">who would actually fuck me properly. I would like to be fucked</text:span></text:p>
      <text:p text:style-name="P1"><text:span text:style-name="T1">properly! My dating life seems to rotate around three types of men:</text:span></text:p>
      <text:p text:style-name="P1"><text:span text:style-name="T1">preppy Ivy Leaguers who believe they’re characters in a Fitzgerald</text:span></text:p>
      <text:p text:style-name="P1"><text:span text:style-name="T1">novel; slick Wall Streeters with money signs in their eyes, their ears,</text:span></text:p>
      <text:p text:style-name="P1"><text:span text:style-name="T1">their mouths; and sensitive smart-boys who are so self-aware that</text:span></text:p>
      <text:p text:style-name="P1"><text:span text:style-name="T1">everything feels like a joke. The Fitzgerald fellows tend to be ineffectively porny in bed, a lot of noise and acrobatics to very little</text:span></text:p>
      <text:p text:style-name="P1"><text:span text:style-name="T1">end. The ﬁnance guys turn rageful and ﬂaccid. The smart-boys fuck</text:span></text:p>
      <text:p text:style-name="P1"><text:span text:style-name="T1">like they’re composing a piece of math rock: This hand strums</text:span></text:p>
      <text:p text:style-name="P1"><text:span text:style-name="T1">around here, and then this ﬁnger offers a nice bass rhythm . . . I</text:span></text:p>
      <text:p text:style-name="P1"><text:span text:style-name="T1">sound quite slutty, don’t I? Pause while I count how many . . . eleven.</text:span></text:p>
      <text:p text:style-name="P1"><text:span text:style-name="T1">Not bad. I’ve always thought twelve was a solid, reasonable number</text:span></text:p>
      <text:p text:style-name="P1"><text:span text:style-name="T1">to end at.</text:span></text:p>
      <text:p text:style-name="P1"><text:span text:style-name="T1">‘Seriously,’ Number 12 continues. (Ha!) ‘Back away from the</text:span></text:p>
      <text:p text:style-name="P1"><text:span text:style-name="T1">tray. James has up to three other food items in his refrigerator.</text:span></text:p>
      <text:p text:style-name="P1"><text:span text:style-name="T1">I could make you an olive with mustard. Just one olive, though.’</text:span></text:p>
      <text:p text:style-name="P1"><text:span text:style-name="T1">Just one olive, though. It is a line that is only a little funny, but it</text:span></text:p>
      <text:p text:style-name="P1"><text:span text:style-name="T1">already has the feel of an inside joke, one that will get funnier with</text:span></text:p>
      <text:p text:style-name="P1"><text:span text:style-name="T1">nostalgic repetition. I think: A year from now, we will be walking</text:span></text:p>
      <text:p text:style-name="P1"><text:soft-page-break/><text:span text:style-name="T1">along the Brooklyn Bridge at sunset and one of us will whisper,</text:span></text:p>
      <text:p text:style-name="P1"><text:span text:style-name="T1">12ORION GONEGI Unit $$$1 Page 13</text:span></text:p>
      <text:p text:style-name="P1"><text:span text:style-name="T1">Gone Girl—PKY—234x153mm GONEGI0101</text:span></text:p>
      <text:p text:style-name="P1"><text:span text:style-name="T1">Input Data Services Ltd 02-07-2012 09:21:59</text:span></text:p>
      <text:p text:style-name="P1"><text:span text:style-name="T1">‘Just one olive, though,’ and we’ll start to laugh. (Then I catch</text:span></text:p>
      <text:p text:style-name="P1"><text:span text:style-name="T1">myself. Awful. If he knew I was doing a year from now already,</text:span></text:p>
      <text:p text:style-name="P1"><text:span text:style-name="T1">he’d run and I’d be obliged to cheer him on.)</text:span></text:p>
      <text:p text:style-name="P1"><text:span text:style-name="T1">Mainly, I will admit, I smile because he’s gorgeous. Distractingly</text:span></text:p>
      <text:p text:style-name="P1"><text:span text:style-name="T1">gorgeous, the kind of looks that make your eyes pinwheel, that</text:span></text:p>
      <text:p text:style-name="P1"><text:span text:style-name="T1">make you want to just address the elephant – ‘You know you’re</text:span></text:p>
      <text:p text:style-name="P1"><text:span text:style-name="T1">gorgeous, right?’ – and move on with the conversation. I bet dudes</text:span></text:p>
      <text:p text:style-name="P1"><text:span text:style-name="T1">hate him: He looks like the rich-boy villain in an ’80s teen movie –</text:span></text:p>
      <text:p text:style-name="P1"><text:span text:style-name="T1">the one who bullies the sensitive misﬁt, the one who will end up</text:span></text:p>
      <text:p text:style-name="P1"><text:span text:style-name="T1">with a pie in the puss, the whipped cream wilting his upturned</text:span></text:p>
      <text:p text:style-name="P1"><text:span text:style-name="T1">collar as everyone in the cafeteria cheers.</text:span></text:p>
      <text:p text:style-name="P1"><text:span text:style-name="T1">He doesn’t act that way, though. His name is Nick. I love it. It</text:span></text:p>
      <text:p text:style-name="P1"><text:span text:style-name="T1">makes him seem nice, and regular, which he is. When he tells me</text:span></text:p>
      <text:p text:style-name="P1"><text:span text:style-name="T1">his name, I say, ‘Now, that’s a real name.’ He brightens and reels</text:span></text:p>
      <text:p text:style-name="P1"><text:span text:style-name="T1">off some line: ‘Nick’s the kind of guy you can drink a beer with, the</text:span></text:p>
      <text:p text:style-name="P1"><text:span text:style-name="T1">kind of guy who doesn’t mind if you puke in his car. Nick!’</text:span></text:p>
      <text:p text:style-name="P1"><text:span text:style-name="T1">He makes a series of awful puns. I catch three fourths of his</text:span></text:p>
      <text:p text:style-name="P1"><text:span text:style-name="T1">movie references. Two thirds, maybe. (Note to self: Rent The Sure</text:span></text:p>
      <text:p text:style-name="P1"><text:span text:style-name="T1">Thing.) He reﬁlls my drink without me having to ask, somehow</text:span></text:p>
      <text:p text:style-name="P1"><text:span text:style-name="T1">ferreting out one last cup of the good stuff. He has claimed me,</text:span></text:p>
      <text:p text:style-name="P1"><text:span text:style-name="T1">placed a ﬂag in me: I was here ﬁrst, she’s mine, mine. It feels nice,</text:span></text:p>
      <text:p text:style-name="P1"><text:span text:style-name="T1">after my recent series of nervous, respectful post-feminist men, to</text:span></text:p>
      <text:p text:style-name="P1"><text:span text:style-name="T1">be a territory. He has a great smile, a cat’s smile. He should cough</text:span></text:p>
      <text:p text:style-name="P1"><text:span text:style-name="T1">out yellow Tweety Bird feathers, the way he smiles at me. He doesn’t</text:span></text:p>
      <text:p text:style-name="P1"><text:span text:style-name="T1">ask what I do for a living, which is ﬁne, which is a change. (I’m a</text:span></text:p>
      <text:p text:style-name="P1"><text:span text:style-name="T1">writer, did I mention?) He talks to me in his river-wavy Missouri</text:span></text:p>
      <text:p text:style-name="P1"><text:span text:style-name="T1">accent; he was born and raised outside of Hannibal, the boyhood</text:span></text:p>
      <text:p text:style-name="P1"><text:span text:style-name="T1">home of Mark Twain, the inspiration for Tom Sawyer. He tells me</text:span></text:p>
      <text:p text:style-name="P1"><text:span text:style-name="T1">he worked on a steamboat when he was a teenager, dinner and jazz</text:span></text:p>
      <text:p text:style-name="P1"><text:span text:style-name="T1">for the tourists. And when I laugh (bratty, bratty New York girl</text:span></text:p>
      <text:p text:style-name="P1"><text:span text:style-name="T1">who has never ventured to those big unwieldy middle states, those</text:span></text:p>
      <text:p text:style-name="P1"><text:span text:style-name="T1">States Where Many Other People Live), he informs me thatMissoura</text:span></text:p>
      <text:p text:style-name="P1"><text:span text:style-name="T1">is a magical place, the most beautiful in the world, no state more</text:span></text:p>
      <text:p text:style-name="P1"><text:span text:style-name="T1">glorious. His eyes are mischievous, his lashes are long. I can see</text:span></text:p>
      <text:p text:style-name="P1"><text:span text:style-name="T1">what he looked like as a boy.</text:span></text:p>
      <text:p text:style-name="P1"><text:span text:style-name="T1">We share a taxi home, the streetlights making dizzy shadows and</text:span></text:p>
      <text:p text:style-name="P1"><text:span text:style-name="T1">the car speeding as if we’re being chased. It is one a.m. when we hit</text:span></text:p>
      <text:p text:style-name="P1"><text:span text:style-name="T1">one of New York’s unexplained deadlocks twelve blocks from my</text:span></text:p>
      <text:p text:style-name="P1"><text:span text:style-name="T1">apartment, so we slide out of the taxi into the cold, into the great</text:span></text:p>
      <text:p text:style-name="P1"><text:span text:style-name="T1">What Next?, and Nick starts walking me home, his hand on the</text:span></text:p>
      <text:p text:style-name="P1"><text:span text:style-name="T1">small of my back, our faces stunned by the chill. As we turn the</text:span></text:p>
      <text:p text:style-name="P1"><text:span text:style-name="T1">corner, the local bakery is getting its powdered sugar delivered,</text:span></text:p>
      <text:p text:style-name="P1"><text:span text:style-name="T1">13ORION GONEGI Unit $$$1 Page 14</text:span></text:p>
      <text:p text:style-name="P1"><text:span text:style-name="T1">Gone Girl—PKY—234x153mm GONEGI0101</text:span></text:p>
      <text:p text:style-name="P1"><text:span text:style-name="T1">Input Data Services Ltd 02-07-2012 09:21:59</text:span></text:p>
      <text:p text:style-name="P1"><text:span text:style-name="T1">funneled into the cellar by the barrelful as if it were cement, and we</text:span></text:p>
      <text:p text:style-name="P1"><text:span text:style-name="T1">can see nothing but the shadows of the deliverymen in the white,</text:span></text:p>
      <text:p text:style-name="P1"><text:span text:style-name="T1">sweet cloud. The street is billowing, and Nick pulls me close and</text:span></text:p>
      <text:p text:style-name="P1"><text:soft-page-break/><text:span text:style-name="T1">smiles that smile again, and he takes a single lock of my hair between</text:span></text:p>
      <text:p text:style-name="P1"><text:span text:style-name="T1">two ﬁngers and runs them all the way to the end, tugging twice, like</text:span></text:p>
      <text:p text:style-name="P1"><text:span text:style-name="T1">he’s ringing a bell. His eyelashes are trimmed with powder; and</text:span></text:p>
      <text:p text:style-name="P1"><text:span text:style-name="T1">before he leans in, he brushes the sugar from my lips so he can taste</text:span></text:p>
      <text:p text:style-name="P1"><text:span text:style-name="T1">me.</text:span></text:p>
      <text:p text:style-name="P1"><text:span text:style-name="T1">14ORION GONEGI Unit $$$1 Page 15</text:span></text:p>
      <text:p text:style-name="P1"><text:span text:style-name="T1">Gone Girl—PKY—234x153mm GONEGI0101</text:span></text:p>
      <text:p text:style-name="P1"><text:span text:style-name="T1">Input Data Services Ltd 02-07-2012 09:21:59</text:span></text:p>
      <text:p text:style-name="P1"><text:span text:style-name="T1">NICK DUNNE</text:span></text:p>
      <text:p text:style-name="P1"><text:span text:style-name="T1">THE DAY OF</text:span></text:p>
      <text:p text:style-name="P1"><text:span text:style-name="T1">I swung wide the door of my bar, slipped into the darkness, and</text:span></text:p>
      <text:p text:style-name="P1"><text:span text:style-name="T1">took my ﬁrst real deep breath of the day, took in the smell of</text:span></text:p>
      <text:p text:style-name="P1"><text:span text:style-name="T1">cigarettes and beer, the spice of a dribbled bourbon, the tang of old</text:span></text:p>
      <text:p text:style-name="P1"><text:span text:style-name="T1">popcorn. There was only one customer in the bar, sitting by herself</text:span></text:p>
      <text:p text:style-name="P1"><text:span text:style-name="T1">at the far, far end: an older woman named Sue who had come in</text:span></text:p>
      <text:p text:style-name="P1"><text:span text:style-name="T1">every Thursday with her husband until he died three months back.</text:span></text:p>
      <text:p text:style-name="P1"><text:span text:style-name="T1">Now she came alone every Thursday, never much for conversation,</text:span></text:p>
      <text:p text:style-name="P1"><text:span text:style-name="T1">just sitting with a beer and a crossword, preserving a ritual.</text:span></text:p>
      <text:p text:style-name="P1"><text:span text:style-name="T1">My sister was at work behind the bar, her hair pulled back in</text:span></text:p>
      <text:p text:style-name="P1"><text:span text:style-name="T1">nerdy-girl barrettes, her arms pink as she dipped the beer glasses in</text:span></text:p>
      <text:p text:style-name="P1"><text:span text:style-name="T1">and out of hot suds. Go is slender and strange-faced, which is not</text:span></text:p>
      <text:p text:style-name="P1"><text:span text:style-name="T1">to say unattractive. Her features just take a moment to make sense:</text:span></text:p>
      <text:p text:style-name="P1"><text:span text:style-name="T1">the broad jaw; the pinched, pretty nose; the dark globe eyes. If this</text:span></text:p>
      <text:p text:style-name="P1"><text:span text:style-name="T1">were a period movie, a man would tilt back his fedora, whistle at</text:span></text:p>
      <text:p text:style-name="P1"><text:span text:style-name="T1">the sight of her, and say, ‘Now, there’s a helluva broad!’ The face of</text:span></text:p>
      <text:p text:style-name="P1"><text:span text:style-name="T1">a ’30s screwball-movie queen doesn’t always translate in our pixieprincess times, but I know from our years together that men like</text:span></text:p>
      <text:p text:style-name="P1"><text:span text:style-name="T1">my sister, a lot, which puts me in that strange brotherly realm of</text:span></text:p>
      <text:p text:style-name="P1"><text:span text:style-name="T1">being both proud and wary.</text:span></text:p>
      <text:p text:style-name="P1"><text:span text:style-name="T1">‘Do they still make pimento loaf?’ she said by way of greeting,</text:span></text:p>
      <text:p text:style-name="P1"><text:span text:style-name="T1">not looking up, just knowing it was me, and I felt the relief I usually</text:span></text:p>
      <text:p text:style-name="P1"><text:span text:style-name="T1">felt when I saw her: Things might not be great, but things would be</text:span></text:p>
      <text:p text:style-name="P1"><text:span text:style-name="T1">okay.</text:span></text:p>
      <text:p text:style-name="P1"><text:span text:style-name="T1">My twin, Go. I’ve said this phrase so many times, it has become</text:span></text:p>
      <text:p text:style-name="P1"><text:span text:style-name="T1">a reassuring mantra instead of actual words: Mytwingo. We were</text:span></text:p>
      <text:p text:style-name="P1"><text:span text:style-name="T1">born in the ’70s, back when twins were rare, a bit magical: cousins</text:span></text:p>
      <text:p text:style-name="P1"><text:span text:style-name="T1">of the unicorn, siblings of the elves. We even have a dash of twin</text:span></text:p>
      <text:p text:style-name="P1"><text:span text:style-name="T1">telepathy. Go is truly the one person in the entire world I am totally</text:span></text:p>
      <text:p text:style-name="P1"><text:span text:style-name="T1">myself with. I don’t feel the need to explain my actions to her. I don’t</text:span></text:p>
      <text:p text:style-name="P1"><text:span text:style-name="T1">clarify, I don’t doubt, I don’t worry. I don’t tell her everything, not</text:span></text:p>
      <text:p text:style-name="P1"><text:span text:style-name="T1">anymore, but I tell her more than anyone else, by far. I tell her as</text:span></text:p>
      <text:p text:style-name="P1"><text:span text:style-name="T1">15ORION GONEGI Unit $$$1 Page 16</text:span></text:p>
      <text:p text:style-name="P1"><text:span text:style-name="T1">Gone Girl—PKY—234x153mm GONEGI0101</text:span></text:p>
      <text:p text:style-name="P1"><text:span text:style-name="T1">Input Data Services Ltd 02-07-2012 09:21:59</text:span></text:p>
      <text:p text:style-name="P1"><text:span text:style-name="T1">much as I can. We spent nine months back to back, covering each</text:span></text:p>
      <text:p text:style-name="P1"><text:span text:style-name="T1">other. It became a lifelong habit. It never mattered to me that she</text:span></text:p>
      <text:p text:style-name="P1"><text:span text:style-name="T1">was a girl, strange for a deeply self-conscious kid. What can I say?</text:span></text:p>
      <text:p text:style-name="P1"><text:span text:style-name="T1">She was always just cool.</text:span></text:p>
      <text:p text:style-name="P1"><text:span text:style-name="T1">‘Pimento loaf, that’s like lunch meat, right? I think they do.’</text:span></text:p>
      <text:p text:style-name="P1"><text:span text:style-name="T1">‘We should get some,’ she said. She arched an eyebrow at me.</text:span></text:p>
      <text:p text:style-name="P1"><text:span text:style-name="T1">‘I’m intrigued.’</text:span></text:p>
      <text:p text:style-name="P1"><text:span text:style-name="T1">Without asking, she poured me a draft of PBR into a mug of</text:span></text:p>
      <text:p text:style-name="P1"><text:soft-page-break/><text:span text:style-name="T1">questionable cleanliness. When she caught me staring at the</text:span></text:p>
      <text:p text:style-name="P1"><text:span text:style-name="T1">smudged rim, she brought the glass up to her mouth and licked the</text:span></text:p>
      <text:p text:style-name="P1"><text:span text:style-name="T1">smudge away, leaving a smear of saliva. She set the mug squarely in</text:span></text:p>
      <text:p text:style-name="P1"><text:span text:style-name="T1">front of me. ‘Better, my prince?’</text:span></text:p>
      <text:p text:style-name="P1"><text:span text:style-name="T1">Go ﬁrmly believes that I got the best of everything from our</text:span></text:p>
      <text:p text:style-name="P1"><text:span text:style-name="T1">parents, that I was the boy they planned on, the single child they</text:span></text:p>
      <text:p text:style-name="P1"><text:span text:style-name="T1">could afford, and that she sneaked into this world by clamping</text:span></text:p>
      <text:p text:style-name="P1"><text:span text:style-name="T1">onto my ankle, an unwanted stranger. (For my dad, a particularly</text:span></text:p>
      <text:p text:style-name="P1"><text:span text:style-name="T1">unwanted stranger.) She believes she was left to fend for herself</text:span></text:p>
      <text:p text:style-name="P1"><text:span text:style-name="T1">throughout childhood, a pitiful creature of random hand-medowns and forgotten permission slips, tightened budgets and</text:span></text:p>
      <text:p text:style-name="P1"><text:span text:style-name="T1">general regret. This vision could be somewhat true; I can barely</text:span></text:p>
      <text:p text:style-name="P1"><text:span text:style-name="T1">stand to admit it.</text:span></text:p>
      <text:p text:style-name="P1"><text:span text:style-name="T1">‘Yes, my squalid little serf,’I said, and ﬂuttered my hands in royal</text:span></text:p>
      <text:p text:style-name="P1"><text:span text:style-name="T1">dispensation.</text:span></text:p>
      <text:p text:style-name="P1"><text:span text:style-name="T1">I huddled over my beer. I needed to sit and drink a beer or three.</text:span></text:p>
      <text:p text:style-name="P1"><text:span text:style-name="T1">My nerves were still singing from the morning.</text:span></text:p>
      <text:p text:style-name="P1"><text:span text:style-name="T1">‘What’s up with you?’ she asked. ‘You look all twitchy.’ She</text:span></text:p>
      <text:p text:style-name="P1"><text:span text:style-name="T1">ﬂicked some suds at me, more water than soap. The air-conditioning</text:span></text:p>
      <text:p text:style-name="P1"><text:span text:style-name="T1">kicked on, rufﬂing the tops of our heads. We spent more time in</text:span></text:p>
      <text:p text:style-name="P1"><text:span text:style-name="T1">The Bar than we needed to. It had become the childhood clubhouse</text:span></text:p>
      <text:p text:style-name="P1"><text:span text:style-name="T1">we never had. We’d busted open the storage boxes in our mother’s</text:span></text:p>
      <text:p text:style-name="P1"><text:span text:style-name="T1">basement one drunken night last year, back when she was alive but</text:span></text:p>
      <text:p text:style-name="P1"><text:span text:style-name="T1">right near the end, when we were in need of comfort, and we</text:span></text:p>
      <text:p text:style-name="P1"><text:span text:style-name="T1">revisited the toys and games with much oohing and ahhing between</text:span></text:p>
      <text:p text:style-name="P1"><text:span text:style-name="T1">sips of canned beer. Christmas in August. After Mom died, Go</text:span></text:p>
      <text:p text:style-name="P1"><text:span text:style-name="T1">moved into our old house, and we slowly relocated our toys, piecemeal, to The Bar: a Strawberry Shortcake doll, now scentless, pops</text:span></text:p>
      <text:p text:style-name="P1"><text:span text:style-name="T1">up on a stool one day (my gift to Go). A tiny Hot Wheels El Camino,</text:span></text:p>
      <text:p text:style-name="P1"><text:span text:style-name="T1">one wheel missing, appears on a shelf in the corner (Go’s to me).</text:span></text:p>
      <text:p text:style-name="P1"><text:span text:style-name="T1">We were thinking of introducing a board game night, even though</text:span></text:p>
      <text:p text:style-name="P1"><text:span text:style-name="T1">most of our customers were too old to be nostalgic for our Hungry</text:span></text:p>
      <text:p text:style-name="P1"><text:span text:style-name="T1">Hungry Hippos, our Game of Life with its tiny plastic cars to be</text:span></text:p>
      <text:p text:style-name="P1"><text:span text:style-name="T1">ﬁlled with tiny plastic pinhead spouses and tiny plastic pinhead</text:span></text:p>
      <text:p text:style-name="P1"><text:span text:style-name="T1">16ORION GONEGI Unit $$$1 Page 17</text:span></text:p>
      <text:p text:style-name="P1"><text:span text:style-name="T1">Gone Girl—PKY—234x153mm GONEGI0101</text:span></text:p>
      <text:p text:style-name="P1"><text:span text:style-name="T1">Input Data Services Ltd 02-07-2012 09:21:59</text:span></text:p>
      <text:p text:style-name="P1"><text:span text:style-name="T1">babies. I couldn’t remember how you won. (Deep Hasbro thought</text:span></text:p>
      <text:p text:style-name="P1"><text:span text:style-name="T1">for the day.)</text:span></text:p>
      <text:p text:style-name="P1"><text:span text:style-name="T1">Go reﬁlled my beer, reﬁlled her beer. Her left eyelid drooped</text:span></text:p>
      <text:p text:style-name="P1"><text:span text:style-name="T1">slightly. It was exactly noon, 12–00, and I wondered how long she’d</text:span></text:p>
      <text:p text:style-name="P1"><text:span text:style-name="T1">been drinking. She’s had a bumpy decade. My speculative sister, she</text:span></text:p>
      <text:p text:style-name="P1"><text:span text:style-name="T1">of the rocket-science brain and the rodeo spirit, dropped out of</text:span></text:p>
      <text:p text:style-name="P1"><text:span text:style-name="T1">college and moved to Manhattan in the late ’90s. She was one of</text:span></text:p>
      <text:p text:style-name="P1"><text:span text:style-name="T1">the original dot-com phenoms – made crazy money for two years,</text:span></text:p>
      <text:p text:style-name="P1"><text:span text:style-name="T1">then took the Internet bubble bath in 2000. Go remained unﬂappable. She was closer to twenty than thirty; she was ﬁne. For act two,</text:span></text:p>
      <text:p text:style-name="P1"><text:span text:style-name="T1">she got her degree and joined the gray-suited world of investment</text:span></text:p>
      <text:p text:style-name="P1"><text:span text:style-name="T1">banking. She was midlevel, nothing ﬂashy, nothing blameful, but</text:span></text:p>
      <text:p text:style-name="P1"><text:span text:style-name="T1">she lost her job – fast – with the 2008 ﬁnancial meltdown. I didn’t</text:span></text:p>
      <text:p text:style-name="P1"><text:span text:style-name="T1">even know she’d left New York until she phoned me from Mom’s</text:span></text:p>
      <text:p text:style-name="P1"><text:span text:style-name="T1">house:I give up. I begged her, cajoled her to return, hearing nothing</text:span></text:p>
      <text:p text:style-name="P1"><text:soft-page-break/><text:span text:style-name="T1">but peeved silence on the other end. After I hung up, I made an</text:span></text:p>
      <text:p text:style-name="P1"><text:span text:style-name="T1">anxious pilgrimage to her apartment in the Bowery and saw Gary,</text:span></text:p>
      <text:p text:style-name="P1"><text:span text:style-name="T1">her beloved ﬁcus tree, yellow-dead on the ﬁre escape, and knew</text:span></text:p>
      <text:p text:style-name="P1"><text:span text:style-name="T1">she’d never come back.</text:span></text:p>
      <text:p text:style-name="P1"><text:span text:style-name="T1">The Bar seemed to cheer her up. She handled the books, she</text:span></text:p>
      <text:p text:style-name="P1"><text:span text:style-name="T1">poured the beers. She stole from the tip jar semi-regularly, but then</text:span></text:p>
      <text:p text:style-name="P1"><text:span text:style-name="T1">she did more work than me. We never talked about our old lives.</text:span></text:p>
      <text:p text:style-name="P1"><text:span text:style-name="T1">We were Dunnes, and we were done, and strangely content about</text:span></text:p>
      <text:p text:style-name="P1"><text:span text:style-name="T1">it.</text:span></text:p>
      <text:p text:style-name="P1"><text:span text:style-name="T1">‘So, what?’ Go said, her usual way of beginning a conversation.</text:span></text:p>
      <text:p text:style-name="P1"><text:span text:style-name="T1">‘Eh.’</text:span></text:p>
      <text:p text:style-name="P1"><text:span text:style-name="T1">‘Eh, what? Eh, bad? You look bad.’</text:span></text:p>
      <text:p text:style-name="P1"><text:span text:style-name="T1">I shrugged a yes; she scanned my face.</text:span></text:p>
      <text:p text:style-name="P1"><text:span text:style-name="T1">‘Amy?’ she asked. It was an easy question. I shrugged again – a</text:span></text:p>
      <text:p text:style-name="P1"><text:span text:style-name="T1">conﬁrmation this time, a whatcha gonna do? shrug.</text:span></text:p>
      <text:p text:style-name="P1"><text:span text:style-name="T1">Go gave me her amused face, both elbows on the bar, hands</text:span></text:p>
      <text:p text:style-name="P1"><text:span text:style-name="T1">cradling chin, hunkering down for an incisive dissection of my</text:span></text:p>
      <text:p text:style-name="P1"><text:span text:style-name="T1">marriage. Go, an expert panel of one. ‘What about her?’</text:span></text:p>
      <text:p text:style-name="P1"><text:span text:style-name="T1">‘Bad day. It’s just a bad day.’</text:span></text:p>
      <text:p text:style-name="P1"><text:span text:style-name="T1">‘Don’t let her worry you.’ Go lit a cigarette. She smoked exactly</text:span></text:p>
      <text:p text:style-name="P1"><text:span text:style-name="T1">one a day. ‘Women are crazy.’ Go didn’t consider herself part of the</text:span></text:p>
      <text:p text:style-name="P1"><text:span text:style-name="T1">general category of women, a word she used derisively.</text:span></text:p>
      <text:p text:style-name="P1"><text:span text:style-name="T1">I blew Go’s smoke back to its owner. ‘It’s our anniversary today.</text:span></text:p>
      <text:p text:style-name="P1"><text:span text:style-name="T1">Five years.’</text:span></text:p>
      <text:p text:style-name="P1"><text:span text:style-name="T1">‘Wow.’My sister cocked her head back. She’d been a bridesmaid,</text:span></text:p>
      <text:p text:style-name="P1"><text:span text:style-name="T1">all in violet – ‘the gorgeous, raven-haired, amethyst-draped dame,’</text:span></text:p>
      <text:p text:style-name="P1"><text:span text:style-name="T1">Amy’s mother had dubbed her–but anniversaries weren’t something</text:span></text:p>
      <text:p text:style-name="P1"><text:span text:style-name="T1">17ORION GONEGI Unit $$$1 Page 18</text:span></text:p>
      <text:p text:style-name="P1"><text:span text:style-name="T1">Gone Girl—PKY—234x153mm GONEGI0101</text:span></text:p>
      <text:p text:style-name="P1"><text:span text:style-name="T1">Input Data Services Ltd 02-07-2012 09:21:59</text:span></text:p>
      <text:p text:style-name="P1"><text:span text:style-name="T1">she’d remember. ‘Jeez. Fuck. Dude. That came fast.’ She blew more</text:span></text:p>
      <text:p text:style-name="P1"><text:span text:style-name="T1">smoke toward me, a lazy game of cancer catch. ‘She going to do</text:span></text:p>
      <text:p text:style-name="P1"><text:span text:style-name="T1">one of her, uh, what do you call it, not scavenger hunt—’</text:span></text:p>
      <text:p text:style-name="P1"><text:span text:style-name="T1">‘Treasure hunt,’ I said.</text:span></text:p>
      <text:p text:style-name="P1"><text:span text:style-name="T1">My wife loved games, mostly mind games, but also actual games</text:span></text:p>
      <text:p text:style-name="P1"><text:span text:style-name="T1">of amusement, and for our anniversary, she always set up an elaborate treasure hunt, with each clue leading to the hiding place of</text:span></text:p>
      <text:p text:style-name="P1"><text:span text:style-name="T1">the next clue until I reached the end, and my present. It was what</text:span></text:p>
      <text:p text:style-name="P1"><text:span text:style-name="T1">her dad always did for her mom on their anniversary, and don’t</text:span></text:p>
      <text:p text:style-name="P1"><text:span text:style-name="T1">think I don’t see the gender roles here, that I don’t get the hint. But</text:span></text:p>
      <text:p text:style-name="P1"><text:span text:style-name="T1">I did not grow up in Amy’s household, I grew up in mine, and the</text:span></text:p>
      <text:p text:style-name="P1"><text:span text:style-name="T1">last present I remember my dad giving my mom was an iron, set on</text:span></text:p>
      <text:p text:style-name="P1"><text:span text:style-name="T1">the kitchen counter, no wrapping paper.</text:span></text:p>
      <text:p text:style-name="P1"><text:span text:style-name="T1">‘Should we make a wager on how pissed she’s going to get at you</text:span></text:p>
      <text:p text:style-name="P1"><text:span text:style-name="T1">this year?’ Go asked, smiling over the rim of her beer.</text:span></text:p>
      <text:p text:style-name="P1"><text:span text:style-name="T1">The problem with Amy’s treasure hunts: I never ﬁgured out the</text:span></text:p>
      <text:p text:style-name="P1"><text:span text:style-name="T1">clues. Our ﬁrst anniversary, back in New York, I went two for</text:span></text:p>
      <text:p text:style-name="P1"><text:span text:style-name="T1">seven. That was my best year. The opening parley:</text:span></text:p>
      <text:p text:style-name="P1"><text:span text:style-name="T1">This place is a bit of a hole in the wall,</text:span></text:p>
      <text:p text:style-name="P1"><text:span text:style-name="T1">But we had a great kiss there one Tuesday last fall.</text:span></text:p>
      <text:p text:style-name="P1"><text:span text:style-name="T1">Ever been in a spelling bee as a kid? That snowy second after the</text:span></text:p>
      <text:p text:style-name="P1"><text:span text:style-name="T1">announcement of the word as you sift your brain to see if you can</text:span></text:p>
      <text:p text:style-name="P1"><text:soft-page-break/><text:span text:style-name="T1">spell it? It was like that, the blank panic.</text:span></text:p>
      <text:p text:style-name="P1"><text:span text:style-name="T1">‘An Irish bar in a not-so-Irish place,’ Amy nudged.</text:span></text:p>
      <text:p text:style-name="P1"><text:span text:style-name="T1">I bit the side of my lip, started a shrug, scanning our living room</text:span></text:p>
      <text:p text:style-name="P1"><text:span text:style-name="T1">as if the answer might appear. She gave me another very long minute.</text:span></text:p>
      <text:p text:style-name="P1"><text:span text:style-name="T1">‘We were lost in the rain,’ she said in a voice that was pleading</text:span></text:p>
      <text:p text:style-name="P1"><text:span text:style-name="T1">on the way to peeved.</text:span></text:p>
      <text:p text:style-name="P1"><text:span text:style-name="T1">I ﬁnished the shrug.</text:span></text:p>
      <text:p text:style-name="P1"><text:span text:style-name="T1">‘McMann’s, Nick. Remember, when we got lost in the rain in</text:span></text:p>
      <text:p text:style-name="P1"><text:span text:style-name="T1">Chinatown trying to ﬁnd that dim sum place, and it was supposed</text:span></text:p>
      <text:p text:style-name="P1"><text:span text:style-name="T1">to be near the statue of Confucius but it turns out there are two</text:span></text:p>
      <text:p text:style-name="P1"><text:span text:style-name="T1">statues of Confucius, and we ended up at that random Irish bar all</text:span></text:p>
      <text:p text:style-name="P1"><text:span text:style-name="T1">soaking wet, and we slammed a few whiskeys, and you grabbed me</text:span></text:p>
      <text:p text:style-name="P1"><text:span text:style-name="T1">and kissed me, and it was—’</text:span></text:p>
      <text:p text:style-name="P1"><text:span text:style-name="T1">‘Right! You should have done a clue with Confucius, I would</text:span></text:p>
      <text:p text:style-name="P1"><text:span text:style-name="T1">have gotten that.’</text:span></text:p>
      <text:p text:style-name="P1"><text:span text:style-name="T1">‘The statue wasn’t the point. The place was the point. The</text:span></text:p>
      <text:p text:style-name="P1"><text:span text:style-name="T1">moment. I just thought it was special.’ She said these last words in</text:span></text:p>
      <text:p text:style-name="P1"><text:span text:style-name="T1">a childish lilt that I once found fetching.</text:span></text:p>
      <text:p text:style-name="P1"><text:span text:style-name="T1">18ORION GONEGI Unit $$$1 Page 19</text:span></text:p>
      <text:p text:style-name="P1"><text:span text:style-name="T1">Gone Girl—PKY—234x153mm GONEGI0101</text:span></text:p>
      <text:p text:style-name="P1"><text:span text:style-name="T1">Input Data Services Ltd 02-07-2012 09:21:59</text:span></text:p>
      <text:p text:style-name="P1"><text:span text:style-name="T1">‘It was special.’ I pulled her to me and kissed her. ‘That smooch</text:span></text:p>
      <text:p text:style-name="P1"><text:span text:style-name="T1">right there was my special anniversary reenactment. Let’s go do it</text:span></text:p>
      <text:p text:style-name="P1"><text:span text:style-name="T1">again at McMann’s.’</text:span></text:p>
      <text:p text:style-name="P1"><text:span text:style-name="T1">At McMann’s, the bartender, a big, bearded bear-kid, saw us</text:span></text:p>
      <text:p text:style-name="P1"><text:span text:style-name="T1">come in and grinned, poured us both whiskeys, and pushed over</text:span></text:p>
      <text:p text:style-name="P1"><text:span text:style-name="T1">the next clue.</text:span></text:p>
      <text:p text:style-name="P1"><text:span text:style-name="T1">When I’m down and feeling blue</text:span></text:p>
      <text:p text:style-name="P1"><text:span text:style-name="T1">There’s only one place that will do.</text:span></text:p>
      <text:p text:style-name="P1"><text:span text:style-name="T1">That one turned out to be the Alice in Wonderland statue at</text:span></text:p>
      <text:p text:style-name="P1"><text:span text:style-name="T1">Central Park, which Amy had told me – she’d told me, she knew</text:span></text:p>
      <text:p text:style-name="P1"><text:span text:style-name="T1">she’d told me many times – lightened her moods as a child. I do not</text:span></text:p>
      <text:p text:style-name="P1"><text:span text:style-name="T1">remember any of those conversations. I’m being honest here, I just</text:span></text:p>
      <text:p text:style-name="P1"><text:span text:style-name="T1">don’t. I have a dash of ADD, and I’ve always found my wife a bit</text:span></text:p>
      <text:p text:style-name="P1"><text:span text:style-name="T1">dazzling, in the purest sense of the word: to lose clear vision,</text:span></text:p>
      <text:p text:style-name="P1"><text:span text:style-name="T1">especially from looking at bright light. It was enough to be near her</text:span></text:p>
      <text:p text:style-name="P1"><text:span text:style-name="T1">and hear her talk, it didn’t always matter what she was saying. It</text:span></text:p>
      <text:p text:style-name="P1"><text:span text:style-name="T1">should have, but it didn’t.</text:span></text:p>
      <text:p text:style-name="P1"><text:span text:style-name="T1">By the time we got to the end of the day, to exchanging our</text:span></text:p>
      <text:p text:style-name="P1"><text:span text:style-name="T1">actual presents – the traditional paper presents for the ﬁrst year of</text:span></text:p>
      <text:p text:style-name="P1"><text:span text:style-name="T1">marriage – Amy was not speaking to me.</text:span></text:p>
      <text:p text:style-name="P1"><text:span text:style-name="T1">‘I love you, Amy. You know I love you,’ I said, tailing her in and</text:span></text:p>
      <text:p text:style-name="P1"><text:span text:style-name="T1">out of the family packs of dazed tourists parked in the middle of</text:span></text:p>
      <text:p text:style-name="P1"><text:span text:style-name="T1">the sidewalk, oblivious and openmouthed. Amy was slipping</text:span></text:p>
      <text:p text:style-name="P1"><text:span text:style-name="T1">through the Central Park crowds, maneuvering between laser-eyed</text:span></text:p>
      <text:p text:style-name="P1"><text:span text:style-name="T1">joggers and scissor-legged skaters, kneeling parents and toddlers</text:span></text:p>
      <text:p text:style-name="P1"><text:span text:style-name="T1">careering like drunks, always just ahead of me, tight-lipped, hurrying</text:span></text:p>
      <text:p text:style-name="P1"><text:span text:style-name="T1">nowhere. Me trying to catch up, grab her arm. She stopped ﬁnally,</text:span></text:p>
      <text:p text:style-name="P1"><text:span text:style-name="T1">gave me a face unmoved as I explained myself, one mental ﬁnger</text:span></text:p>
      <text:p text:style-name="P1"><text:span text:style-name="T1">tamping down my exasperation: ‘Amy, I don’t get why I need to</text:span></text:p>
      <text:p text:style-name="P1"><text:span text:style-name="T1">prove my love to you by remembering the exact same things you</text:span></text:p>
      <text:p text:style-name="P1"><text:span text:style-name="T1">do, the exact same way you do. It doesn’t mean I don’t love our life</text:span></text:p>
      <text:p text:style-name="P1"><text:soft-page-break/><text:span text:style-name="T1">together.’</text:span></text:p>
      <text:p text:style-name="P1"><text:span text:style-name="T1">A nearby clown blew up a balloon animal, a man bought a rose,</text:span></text:p>
      <text:p text:style-name="P1"><text:span text:style-name="T1">a child licked an ice cream cone, and a genuine tradition was born,</text:span></text:p>
      <text:p text:style-name="P1"><text:span text:style-name="T1">one I’d never forget: Amy always going overboard, me never, ever</text:span></text:p>
      <text:p text:style-name="P1"><text:span text:style-name="T1">worthy of the effort. Happy anniversary, asshole.</text:span></text:p>
      <text:p text:style-name="P1"><text:span text:style-name="T1">‘I’m guessing – ﬁve years – she’s going to get really pissed,’ Go</text:span></text:p>
      <text:p text:style-name="P1"><text:span text:style-name="T1">continued. ‘So I hope you got her a really good present.’</text:span></text:p>
      <text:p text:style-name="P1"><text:span text:style-name="T1">‘On the to-do list.’</text:span></text:p>
      <text:p text:style-name="P1"><text:span text:style-name="T1">‘What’s the, like, symbol, for ﬁve years? Paper?’</text:span></text:p>
      <text:p text:style-name="P1"><text:span text:style-name="T1">19ORION GONEGI Unit $$$1 Page 20</text:span></text:p>
      <text:p text:style-name="P1"><text:span text:style-name="T1">Gone Girl—PKY—234x153mm GONEGI0101</text:span></text:p>
      <text:p text:style-name="P1"><text:span text:style-name="T1">Input Data Services Ltd 02-07-2012 09:21:59</text:span></text:p>
      <text:p text:style-name="P1"><text:span text:style-name="T1">‘Paper is ﬁrst year,’ I said. At the end of Year One’s unexpectedly</text:span></text:p>
      <text:p text:style-name="P1"><text:span text:style-name="T1">wrenching treasure hunt, Amy presented me with a set of posh</text:span></text:p>
      <text:p text:style-name="P1"><text:span text:style-name="T1">stationery, my initials embossed at the top, the paper so creamy</text:span></text:p>
      <text:p text:style-name="P1"><text:span text:style-name="T1">I expected my ﬁngers to come away moist. In return, I’d presented</text:span></text:p>
      <text:p text:style-name="P1"><text:span text:style-name="T1">my wife with a bright red dime-store paper kite, picturing the park,</text:span></text:p>
      <text:p text:style-name="P1"><text:span text:style-name="T1">picnics, warm summer gusts. Neither of us liked our presents; we’d</text:span></text:p>
      <text:p text:style-name="P1"><text:span text:style-name="T1">each have preferred the other’s. It was a reverse O. Henry.</text:span></text:p>
      <text:p text:style-name="P1"><text:span text:style-name="T1">‘Silver?’ guessed Go. ‘Bronze? Scrimshaw? Help me out.’</text:span></text:p>
      <text:p text:style-name="P1"><text:span text:style-name="T1">‘Wood,’ I said. ‘There’s no romantic present for wood.’</text:span></text:p>
      <text:p text:style-name="P1"><text:span text:style-name="T1">At the other end of the bar, Sue neatly folded her newspaper and</text:span></text:p>
      <text:p text:style-name="P1"><text:span text:style-name="T1">left it on the bartop with her empty mug and a ﬁve-dollar bill. We</text:span></text:p>
      <text:p text:style-name="P1"><text:span text:style-name="T1">all exchanged silent smiles as she walked out.</text:span></text:p>
      <text:p text:style-name="P1"><text:span text:style-name="T1">‘I got it,’ Go said. ‘Go home, fuck her brains out, then smack her</text:span></text:p>
      <text:p text:style-name="P1"><text:span text:style-name="T1">with your penis and scream, ‘There’s some wood for you, bitch!’ ‘</text:span></text:p>
      <text:p text:style-name="P1"><text:span text:style-name="T1">We laughed. Then we both ﬂushed pink in our cheeks in the same</text:span></text:p>
      <text:p text:style-name="P1"><text:span text:style-name="T1">spot. It was the kind of raunchy, unsisterly joke that Go enjoyed</text:span></text:p>
      <text:p text:style-name="P1"><text:span text:style-name="T1">tossing at me like a grenade. It was also the reason why, in high</text:span></text:p>
      <text:p text:style-name="P1"><text:span text:style-name="T1">school, there were always rumors that we secretly screwed. Twincest. We were too tight: our inside jokes, our edge-of-the-party</text:span></text:p>
      <text:p text:style-name="P1"><text:span text:style-name="T1">whispers. I’m pretty sure I don’t need to say this, but you are not</text:span></text:p>
      <text:p text:style-name="P1"><text:span text:style-name="T1">Go, you might misconstrue, so I will: My sister and I have never</text:span></text:p>
      <text:p text:style-name="P1"><text:span text:style-name="T1">screwed or even thought of screwing. We just really like each other.</text:span></text:p>
      <text:p text:style-name="P1"><text:span text:style-name="T1">Go was now pantomiming dick-slapping my wife.</text:span></text:p>
      <text:p text:style-name="P1"><text:span text:style-name="T1">No, Amy and Go were never going to be friends. They were each</text:span></text:p>
      <text:p text:style-name="P1"><text:span text:style-name="T1">too territorial. Go was used to being the alpha girl in my life, Amy</text:span></text:p>
      <text:p text:style-name="P1"><text:span text:style-name="T1">was used to being the alpha girl in everyone’s life. For two people</text:span></text:p>
      <text:p text:style-name="P1"><text:span text:style-name="T1">who lived in the same city – the same city twice: ﬁrst New York,</text:span></text:p>
      <text:p text:style-name="P1"><text:span text:style-name="T1">now here – they barely knew each other. They ﬂitted in and out of</text:span></text:p>
      <text:p text:style-name="P1"><text:span text:style-name="T1">my life like well-timed stage actors, one going out the door as the</text:span></text:p>
      <text:p text:style-name="P1"><text:span text:style-name="T1">other came in, and on the rare occasions when they both inhabited</text:span></text:p>
      <text:p text:style-name="P1"><text:span text:style-name="T1">the same room, they seemed somewhat bemused at the situation.</text:span></text:p>
      <text:p text:style-name="P1"><text:span text:style-name="T1">Before Amy and I got serious, got engaged, got married, I would</text:span></text:p>
      <text:p text:style-name="P1"><text:span text:style-name="T1">get glimpses of Go’s thoughts in a sentence here or there.It’s funny,</text:span></text:p>
      <text:p text:style-name="P1"><text:span text:style-name="T1">I can’t quite get a bead on her, like who she really is. And: You just</text:span></text:p>
      <text:p text:style-name="P1"><text:span text:style-name="T1">seem kind of not yourself with her. And:There’s a difference between</text:span></text:p>
      <text:p text:style-name="P1"><text:span text:style-name="T1">really loving someone and loving the idea of her. And ﬁnally: The</text:span></text:p>
      <text:p text:style-name="P1"><text:span text:style-name="T1">important thing is she makes you really happy.</text:span></text:p>
      <text:p text:style-name="P1"><text:span text:style-name="T1">Back when Amy made me really happy.</text:span></text:p>
      <text:p text:style-name="P1"><text:span text:style-name="T1">Amy offered her own notions of Go: She’s very . . . Missouri, isn’t</text:span></text:p>
      <text:p text:style-name="P1"><text:span text:style-name="T1">she? And: You just have to be in the right mood for her. And: She’s</text:span></text:p>
      <text:p text:style-name="P1"><text:soft-page-break/><text:span text:style-name="T1">a little needy about you, but then I guess she doesn’t have anyone</text:span></text:p>
      <text:p text:style-name="P1"><text:span text:style-name="T1">else.</text:span></text:p>
      <text:p text:style-name="P1"><text:span text:style-name="T1">20ORION GONEGI Unit $$$1 Page 21</text:span></text:p>
      <text:p text:style-name="P1"><text:span text:style-name="T1">Gone Girl—PKY—234x153mm GONEGI0101</text:span></text:p>
      <text:p text:style-name="P1"><text:span text:style-name="T1">Input Data Services Ltd 02-07-2012 09:21:59</text:span></text:p>
      <text:p text:style-name="P1"><text:span text:style-name="T1">I’d hoped when we all wound up back in Missouri, the two would</text:span></text:p>
      <text:p text:style-name="P1"><text:span text:style-name="T1">let it drop – agree to disagree, free to be you and me. Neither did.</text:span></text:p>
      <text:p text:style-name="P1"><text:span text:style-name="T1">Go was funnier than Amy, though, so it was a mismatched battle.</text:span></text:p>
      <text:p text:style-name="P1"><text:span text:style-name="T1">Amy was clever, withering, sarcastic. Amy could get me riled up,</text:span></text:p>
      <text:p text:style-name="P1"><text:span text:style-name="T1">could make an excellent, barbed point, but Go always made me</text:span></text:p>
      <text:p text:style-name="P1"><text:span text:style-name="T1">laugh. It is dangerous to laugh at your spouse.</text:span></text:p>
      <text:p text:style-name="P1"><text:span text:style-name="T1">‘Go, I thought we agreed you’d never mention my genitalia again,’</text:span></text:p>
      <text:p text:style-name="P1"><text:span text:style-name="T1">I said. ‘That within the bounds of our sibling relationship, I have</text:span></text:p>
      <text:p text:style-name="P1"><text:span text:style-name="T1">no genitalia.’</text:span></text:p>
      <text:p text:style-name="P1"><text:span text:style-name="T1">The phone rang. Go took one more sip of her beer and answered,</text:span></text:p>
      <text:p text:style-name="P1"><text:span text:style-name="T1">gave an eyeroll and a smile. ‘He sure is here, one moment, please!’</text:span></text:p>
      <text:p text:style-name="P1"><text:span text:style-name="T1">To me, she mouthed: ‘Carl.’</text:span></text:p>
      <text:p text:style-name="P1"><text:span text:style-name="T1">Carl Pelley lived across the street from me and Amy. Retired three</text:span></text:p>
      <text:p text:style-name="P1"><text:span text:style-name="T1">years. Divorced two years. Moved into our development right after.</text:span></text:p>
      <text:p text:style-name="P1"><text:span text:style-name="T1">He’d been a traveling salesman – children’s party supplies – and</text:span></text:p>
      <text:p text:style-name="P1"><text:span text:style-name="T1">I sensed that after four decades of motel living, he wasn’t quite at</text:span></text:p>
      <text:p text:style-name="P1"><text:span text:style-name="T1">home being home. He showed up at the bar nearly every day with</text:span></text:p>
      <text:p text:style-name="P1"><text:span text:style-name="T1">a pungent Hardee’s bag, complaining about his budget until he was</text:span></text:p>
      <text:p text:style-name="P1"><text:span text:style-name="T1">offered a ﬁrst drink on the house. (This was another thing I learned</text:span></text:p>
      <text:p text:style-name="P1"><text:span text:style-name="T1">about Carl from his days in The Bar – that he was a functioning</text:span></text:p>
      <text:p text:style-name="P1"><text:span text:style-name="T1">but serious alcoholic.) He had the good grace to accept whatever</text:span></text:p>
      <text:p text:style-name="P1"><text:span text:style-name="T1">we were ‘trying to get rid of,’ and he meant it: For one full month</text:span></text:p>
      <text:p text:style-name="P1"><text:span text:style-name="T1">Carl drank nothing but dusty Zimas, circa 1992, that we’d discovered in the basement. When a hangover kept Carl home, he’d</text:span></text:p>
      <text:p text:style-name="P1"><text:span text:style-name="T1">ﬁnd a reason to call: Your mailbox looks awfully full today, Nicky,</text:span></text:p>
      <text:p text:style-name="P1"><text:span text:style-name="T1">maybe a package came. Or: It’s supposed to rain, you might want</text:span></text:p>
      <text:p text:style-name="P1"><text:span text:style-name="T1">to close your windows. The reasons were bogus. Carl just needed</text:span></text:p>
      <text:p text:style-name="P1"><text:span text:style-name="T1">to hear the clink of glasses, the glug of a drink being poured.</text:span></text:p>
      <text:p text:style-name="P1"><text:span text:style-name="T1">I picked up the phone, shaking a tumbler of ice near the receiver</text:span></text:p>
      <text:p text:style-name="P1"><text:span text:style-name="T1">so Carl could imagine his gin.</text:span></text:p>
      <text:p text:style-name="P1"><text:span text:style-name="T1">‘Hey, Nicky,’ Carl’s watery voice came over. ‘Sorry to bother you.</text:span></text:p>
      <text:p text:style-name="P1"><text:span text:style-name="T1">I just thought you should know . . . your door is wide open, and</text:span></text:p>
      <text:p text:style-name="P1"><text:span text:style-name="T1">that cat of yours is outside. It isn’t supposed to be, right?’</text:span></text:p>
      <text:p text:style-name="P1"><text:span text:style-name="T1">I looked at the clock. It was two p.m. 2-0-0.</text:span></text:p>
      <text:p text:style-name="P1"><text:span text:style-name="T1">‘I’d go over and check, but I’m a little under the weather,’ Carl</text:span></text:p>
      <text:p text:style-name="P1"><text:span text:style-name="T1">said heavily.</text:span></text:p>
      <text:p text:style-name="P1"><text:span text:style-name="T1">‘Don’t worry,’ I said. ‘It’s time for me to go home anyway.’</text:span></text:p>
      <text:p text:style-name="P1"><text:span text:style-name="T1">It was a ﬁfteen-minute drive, straight north along the river road.</text:span></text:p>
      <text:p text:style-name="P1"><text:span text:style-name="T1">Driving into our development occasionally makes me shiver, the</text:span></text:p>
      <text:p text:style-name="P1"><text:span text:style-name="T1">sheer number of gaping dark houses –homes that have never known</text:span></text:p>
      <text:p text:style-name="P1"><text:span text:style-name="T1">inhabitants, or homes that have known owners and seen them</text:span></text:p>
      <text:p text:style-name="P1"><text:span text:style-name="T1">21ORION GONEGI Unit $$$1 Page 22</text:span></text:p>
      <text:p text:style-name="P1"><text:span text:style-name="T1">Gone Girl—PKY—234x153mm GONEGI0101</text:span></text:p>
      <text:p text:style-name="P1"><text:span text:style-name="T1">Input Data Services Ltd 02-07-2012 09:21:59</text:span></text:p>
      <text:p text:style-name="P1"><text:span text:style-name="T1">ejected, the house standing triumphantly voided, humanless.</text:span></text:p>
      <text:p text:style-name="P1"><text:span text:style-name="T1">When Amy and I moved in, our only neighbors descended on us:</text:span></text:p>
      <text:p text:style-name="P1"><text:span text:style-name="T1">one middle-aged single mom of three, bearing a casserole; a young</text:span></text:p>
      <text:p text:style-name="P1"><text:soft-page-break/><text:span text:style-name="T1">father of triplets with a six-pack of beer (his wife left at home with</text:span></text:p>
      <text:p text:style-name="P1"><text:span text:style-name="T1">the triplets); an older Christian couple who lived a few houses down;</text:span></text:p>
      <text:p text:style-name="P1"><text:span text:style-name="T1">and of course, Carl from across the street. We sat out on our back</text:span></text:p>
      <text:p text:style-name="P1"><text:span text:style-name="T1">deck and watched the river, and they all talked ruefully about</text:span></text:p>
      <text:p text:style-name="P1"><text:span text:style-name="T1">ARMs, and zero percent interest, and zero money down, and then</text:span></text:p>
      <text:p text:style-name="P1"><text:span text:style-name="T1">they all remarked how Amy and I were the only ones with river</text:span></text:p>
      <text:p text:style-name="P1"><text:span text:style-name="T1">access, the only ones without children. ‘Just the two of you? In this</text:span></text:p>
      <text:p text:style-name="P1"><text:span text:style-name="T1">whole big house?’ the single mom asked, doling out a scrambledegg something.</text:span></text:p>
      <text:p text:style-name="P1"><text:span text:style-name="T1">‘Just the two of us,’ I conﬁrmed with a smile, and nodded in</text:span></text:p>
      <text:p text:style-name="P1"><text:span text:style-name="T1">appreciation as I took a mouthful of wobbly egg.</text:span></text:p>
      <text:p text:style-name="P1"><text:span text:style-name="T1">‘Seems lonely.’</text:span></text:p>
      <text:p text:style-name="P1"><text:span text:style-name="T1">On that she was right.</text:span></text:p>
      <text:p text:style-name="P1"><text:span text:style-name="T1">Four months later, the whole big house lady lost her mortgage</text:span></text:p>
      <text:p text:style-name="P1"><text:span text:style-name="T1">battle and disappeared in the night with her three kids. Her house</text:span></text:p>
      <text:p text:style-name="P1"><text:span text:style-name="T1">has remained empty. The living room window still has a child’s</text:span></text:p>
      <text:p text:style-name="P1"><text:span text:style-name="T1">picture of a butterﬂy taped to it, the bright Magic Marker sun-faded</text:span></text:p>
      <text:p text:style-name="P1"><text:span text:style-name="T1">to brown. One evening not long ago, I drove past and saw a man,</text:span></text:p>
      <text:p text:style-name="P1"><text:span text:style-name="T1">bearded, bedraggled, staring out from behind the picture, ﬂoating</text:span></text:p>
      <text:p text:style-name="P1"><text:span text:style-name="T1">in the dark like some sad aquarium ﬁsh. He saw me see him and</text:span></text:p>
      <text:p text:style-name="P1"><text:span text:style-name="T1">ﬂickered back into the depths of the house. The next day I left a</text:span></text:p>
      <text:p text:style-name="P1"><text:span text:style-name="T1">brown paper bag full of sandwiches on the front step; it sat in the</text:span></text:p>
      <text:p text:style-name="P1"><text:span text:style-name="T1">sun untouched for a week, decaying wetly, until I picked it back up</text:span></text:p>
      <text:p text:style-name="P1"><text:span text:style-name="T1">and threw it out.</text:span></text:p>
      <text:p text:style-name="P1"><text:span text:style-name="T1">Quiet. The complex was always disturbingly quiet. As I neared</text:span></text:p>
      <text:p text:style-name="P1"><text:span text:style-name="T1">our home, conscious of the noise of the car engine, I could see the</text:span></text:p>
      <text:p text:style-name="P1"><text:span text:style-name="T1">cat was deﬁnitely on the steps. Still on the steps, twenty minutes</text:span></text:p>
      <text:p text:style-name="P1"><text:span text:style-name="T1">after Carl’s call. This was strange. Amy loved the cat, the cat was</text:span></text:p>
      <text:p text:style-name="P1"><text:span text:style-name="T1">declawed, the cat was never let outside, never ever, because the cat,</text:span></text:p>
      <text:p text:style-name="P1"><text:span text:style-name="T1">Bleecker, was sweet but extremely stupid, and despite the LoJack</text:span></text:p>
      <text:p text:style-name="P1"><text:span text:style-name="T1">tracking device pelleted somewhere in his fat furry rolls, Amy knew</text:span></text:p>
      <text:p text:style-name="P1"><text:span text:style-name="T1">she’d never see the cat again if he ever got out. The cat would</text:span></text:p>
      <text:p text:style-name="P1"><text:span text:style-name="T1">waddle straight into the Mississippi River – deedle-de-dum – and</text:span></text:p>
      <text:p text:style-name="P1"><text:span text:style-name="T1">ﬂoat all the way to the Gulf of Mexico into the maw of a hungry</text:span></text:p>
      <text:p text:style-name="P1"><text:span text:style-name="T1">bull shark.</text:span></text:p>
      <text:p text:style-name="P1"><text:span text:style-name="T1">But it turned out the cat wasn’t even smart enough to get past</text:span></text:p>
      <text:p text:style-name="P1"><text:span text:style-name="T1">the steps. Bleecker was perched on the edge of the porch, a pudgy</text:span></text:p>
      <text:p text:style-name="P1"><text:span text:style-name="T1">but proud sentinel – Private Tryhard. As I pulled in to the drive,</text:span></text:p>
      <text:p text:style-name="P1"><text:span text:style-name="T1">Carl came out and stood on his own front steps, and I could feel</text:span></text:p>
      <text:p text:style-name="P1"><text:span text:style-name="T1">22ORION GONEGI Unit $$$1 Page 23</text:span></text:p>
      <text:p text:style-name="P1"><text:span text:style-name="T1">Gone Girl—PKY—234x153mm GONEGI0101</text:span></text:p>
      <text:p text:style-name="P1"><text:span text:style-name="T1">Input Data Services Ltd 02-07-2012 09:21:59</text:span></text:p>
      <text:p text:style-name="P1"><text:span text:style-name="T1">the cat and the old man both watching me as I got out of the car</text:span></text:p>
      <text:p text:style-name="P1"><text:span text:style-name="T1">and walked toward the house, the red peonies along the border</text:span></text:p>
      <text:p text:style-name="P1"><text:span text:style-name="T1">looking fat and juicy, asking to be devoured.</text:span></text:p>
      <text:p text:style-name="P1"><text:span text:style-name="T1">I was about to go into blocking position to get the cat when I saw</text:span></text:p>
      <text:p text:style-name="P1"><text:span text:style-name="T1">that the front door was open. Carl had said as much, but I assumed</text:span></text:p>
      <text:p text:style-name="P1"><text:span text:style-name="T1">it was taking-out-the-trash-back-in-a-minute open. This was widegaping-ominous open.</text:span></text:p>
      <text:p text:style-name="P1"><text:span text:style-name="T1">Carl hovered across the way, waiting for my response, and like</text:span></text:p>
      <text:p text:style-name="P1"><text:span text:style-name="T1">some awful piece of performance art, I felt myself enacting Concerned Husband. I stood on the middle step and frowned, then took</text:span></text:p>
      <text:p text:style-name="P1"><text:span text:style-name="T1">the stairs quickly, two at a time, calling out my wife’s name.</text:span></text:p>
      <text:p text:style-name="P1"><text:span text:style-name="T1">Silence.</text:span></text:p>
      <text:p text:style-name="P1"><text:soft-page-break/><text:span text:style-name="T1">‘Amy, you home?’</text:span></text:p>
      <text:p text:style-name="P1"><text:span text:style-name="T1">I ran straight upstairs. No Amy. The ironing board was set up,</text:span></text:p>
      <text:p text:style-name="P1"><text:span text:style-name="T1">the iron still on, a dress waiting to be pressed.</text:span></text:p>
      <text:p text:style-name="P1"><text:span text:style-name="T1">‘Amy!’</text:span></text:p>
      <text:p text:style-name="P1"><text:span text:style-name="T1">As I ran back downstairs, I could see Carl still framed in the open</text:span></text:p>
      <text:p text:style-name="P1"><text:span text:style-name="T1">doorway, hands on hips, watching. I swerved into the living room,</text:span></text:p>
      <text:p text:style-name="P1"><text:span text:style-name="T1">and pulled up short. The carpet glinted with shards of glass, the</text:span></text:p>
      <text:p text:style-name="P1"><text:span text:style-name="T1">coffee table shattered. End tables were on their sides, books slid</text:span></text:p>
      <text:p text:style-name="P1"><text:span text:style-name="T1">across the ﬂoor like a card trick. Even the heavy antique ottoman</text:span></text:p>
      <text:p text:style-name="P1"><text:span text:style-name="T1">was belly-up, its four tiny feet in the air like something dead. In the</text:span></text:p>
      <text:p text:style-name="P1"><text:span text:style-name="T1">middle of the mess was a pair of good sharp scissors.</text:span></text:p>
      <text:p text:style-name="P1"><text:span text:style-name="T1">‘Amy!’</text:span></text:p>
      <text:p text:style-name="P1"><text:span text:style-name="T1">I began running, bellowing her name. Through the kitchen, where</text:span></text:p>
      <text:p text:style-name="P1"><text:span text:style-name="T1">a kettle was burning, down to the basement, where the guest room</text:span></text:p>
      <text:p text:style-name="P1"><text:span text:style-name="T1">stood empty, and then out the back door. I pounded across our yard</text:span></text:p>
      <text:p text:style-name="P1"><text:span text:style-name="T1">onto the slender boat deck leading out over the river. I peeked over</text:span></text:p>
      <text:p text:style-name="P1"><text:span text:style-name="T1">the side to see if she was in our rowboat, where I had found her one</text:span></text:p>
      <text:p text:style-name="P1"><text:span text:style-name="T1">day, tethered to the dock, rocking in the water, her face to the sun,</text:span></text:p>
      <text:p text:style-name="P1"><text:span text:style-name="T1">eyes closed, and as I’d peered down into the dazzling reﬂections of</text:span></text:p>
      <text:p text:style-name="P1"><text:span text:style-name="T1">the river, at her beautiful, still face, she’d suddenly opened her blue</text:span></text:p>
      <text:p text:style-name="P1"><text:span text:style-name="T1">eyes and said nothing to me, and I’d said nothing back and gone</text:span></text:p>
      <text:p text:style-name="P1"><text:span text:style-name="T1">into the house alone.</text:span></text:p>
      <text:p text:style-name="P1"><text:span text:style-name="T1">‘Amy!’</text:span></text:p>
      <text:p text:style-name="P1"><text:span text:style-name="T1">She wasn’t on the water, she wasn’t in the house. Amy was not</text:span></text:p>
      <text:p text:style-name="P1"><text:span text:style-name="T1">there.</text:span></text:p>
      <text:p text:style-name="P1"><text:span text:style-name="T1">Amy was gone.</text:span></text:p>
      <text:p text:style-name="P1"><text:span text:style-name="T1">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wnie3003 </meta:initial-creator>
    <meta:creation-date>2013-06-26T23:06:20</meta:creation-date>
    <dc:date>2013-06-26T23:15:28</dc:date>
    <dc:creator>Brownie3003 </dc:creator>
    <meta:editing-duration>P0D</meta:editing-duration>
    <meta:editing-cycles>1</meta:editing-cycles>
    <meta:document-statistic meta:table-count="0" meta:image-count="0" meta:object-count="0" meta:page-count="16" meta:paragraph-count="747" meta:word-count="8718" meta:character-count="48003" meta:non-whitespace-character-count="39215"/>
    <meta:generator>LibreOffice/4.0.2.2$Linux_X86_64 LibreOffice_project/400m0$Build-2</meta:generator>
  </office:meta>
</office:document-meta>
</file>